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3" style:family="paragraph" style:parent-style-name="Standard" style:list-style-name="WWNum18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35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52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69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81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82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83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84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85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86">
      <style:paragraph-properties fo:margin-left="0.416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87">
      <style:paragraph-properties fo:margin-left="0.416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88">
      <style:paragraph-properties fo:margin-left="0.4165in" fo:margin-right="0in" fo:line-height="114%" fo:text-indent="-0.25in" style:auto-text-indent="false" fo:padding="0in" fo:border="none"/>
    </style:style>
    <style:style style:name="P15" style:family="paragraph" style:parent-style-name="Standard" style:list-style-name="WWNum89">
      <style:paragraph-properties fo:margin-left="0.416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90">
      <style:paragraph-properties fo:margin-left="0.416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19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20" style:family="paragraph" style:parent-style-name="Standard" style:list-style-name="WWNum5">
      <style:paragraph-properties fo:margin-left="0.4165in" fo:margin-right="0in" fo:line-height="114%" fo:text-indent="-0.25in" style:auto-text-indent="false" fo:padding="0in" fo:border="none"/>
    </style:style>
    <style:style style:name="P21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4165in" fo:margin-right="0in" fo:line-height="114%" fo:text-indent="-0.25in" style:auto-text-indent="false" fo:padding="0in" fo:border="none"/>
    </style:style>
    <style:style style:name="P23" style:family="paragraph" style:parent-style-name="Standard" style:list-style-name="WWNum8">
      <style:paragraph-properties fo:margin-left="0.4165in" fo:margin-right="0in" fo:line-height="114%" fo:text-indent="-0.25in" style:auto-text-indent="false" fo:padding="0in" fo:border="none"/>
    </style:style>
    <style:style style:name="P24" style:family="paragraph" style:parent-style-name="Standard" style:list-style-name="WWNum9">
      <style:paragraph-properties fo:margin-left="0.4165in" fo:margin-right="0in" fo:line-height="114%" fo:text-indent="-0.25in" style:auto-text-indent="false" fo:padding="0in" fo:border="none"/>
    </style:style>
    <style:style style:name="P25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26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27" style:family="paragraph" style:parent-style-name="Standard" style:list-style-name="WWNum12">
      <style:paragraph-properties fo:margin-left="0.4165in" fo:margin-right="0in" fo:line-height="114%" fo:text-indent="-0.25in" style:auto-text-indent="false" fo:padding="0in" fo:border="none"/>
    </style:style>
    <style:style style:name="P28" style:family="paragraph" style:parent-style-name="Standard" style:list-style-name="WWNum13">
      <style:paragraph-properties fo:margin-left="0.4165in" fo:margin-right="0in" fo:line-height="114%" fo:text-indent="-0.25in" style:auto-text-indent="false" fo:padding="0in" fo:border="none"/>
    </style:style>
    <style:style style:name="P29" style:family="paragraph" style:parent-style-name="Standard" style:list-style-name="WWNum14">
      <style:paragraph-properties fo:margin-left="0.4165in" fo:margin-right="0in" fo:line-height="114%" fo:text-indent="-0.25in" style:auto-text-indent="false" fo:padding="0in" fo:border="none"/>
    </style:style>
    <style:style style:name="P30" style:family="paragraph" style:parent-style-name="Standard" style:list-style-name="WWNum15">
      <style:paragraph-properties fo:margin-left="0.4165in" fo:margin-right="0in" fo:line-height="114%" fo:text-indent="-0.25in" style:auto-text-indent="false" fo:padding="0in" fo:border="none"/>
    </style:style>
    <style:style style:name="P31" style:family="paragraph" style:parent-style-name="Standard" style:list-style-name="WWNum16">
      <style:paragraph-properties fo:margin-left="0.4165in" fo:margin-right="0in" fo:line-height="114%" fo:text-indent="-0.25in" style:auto-text-indent="false" fo:padding="0in" fo:border="none"/>
    </style:style>
    <style:style style:name="P32" style:family="paragraph" style:parent-style-name="Standard" style:list-style-name="WWNum17">
      <style:paragraph-properties fo:margin-left="0.4165in" fo:margin-right="0in" fo:line-height="114%" fo:text-indent="-0.25in" style:auto-text-indent="false" fo:padding="0in" fo:border="none"/>
    </style:style>
    <style:style style:name="P33" style:family="paragraph" style:parent-style-name="Standard" style:list-style-name="WWNum19">
      <style:paragraph-properties fo:margin-left="0.4165in" fo:margin-right="0in" fo:line-height="114%" fo:text-indent="-0.25in" style:auto-text-indent="false" fo:padding="0in" fo:border="none"/>
    </style:style>
    <style:style style:name="P34" style:family="paragraph" style:parent-style-name="Standard" style:list-style-name="WWNum20">
      <style:paragraph-properties fo:margin-left="0.4165in" fo:margin-right="0in" fo:line-height="114%" fo:text-indent="-0.25in" style:auto-text-indent="false" fo:padding="0in" fo:border="none"/>
    </style:style>
    <style:style style:name="P35" style:family="paragraph" style:parent-style-name="Standard" style:list-style-name="WWNum21">
      <style:paragraph-properties fo:margin-left="0.4165in" fo:margin-right="0in" fo:line-height="114%" fo:text-indent="-0.25in" style:auto-text-indent="false" fo:padding="0in" fo:border="none"/>
    </style:style>
    <style:style style:name="P36" style:family="paragraph" style:parent-style-name="Standard" style:list-style-name="WWNum22">
      <style:paragraph-properties fo:margin-left="0.4165in" fo:margin-right="0in" fo:line-height="114%" fo:text-indent="-0.25in" style:auto-text-indent="false" fo:padding="0in" fo:border="none"/>
    </style:style>
    <style:style style:name="P37" style:family="paragraph" style:parent-style-name="Standard" style:list-style-name="WWNum23">
      <style:paragraph-properties fo:margin-left="0.4165in" fo:margin-right="0in" fo:line-height="114%" fo:text-indent="-0.25in" style:auto-text-indent="false" fo:padding="0in" fo:border="none"/>
    </style:style>
    <style:style style:name="P38" style:family="paragraph" style:parent-style-name="Standard" style:list-style-name="WWNum24">
      <style:paragraph-properties fo:margin-left="0.4165in" fo:margin-right="0in" fo:line-height="114%" fo:text-indent="-0.25in" style:auto-text-indent="false" fo:padding="0in" fo:border="none"/>
    </style:style>
    <style:style style:name="P39" style:family="paragraph" style:parent-style-name="Standard" style:list-style-name="WWNum25">
      <style:paragraph-properties fo:margin-left="0.4165in" fo:margin-right="0in" fo:line-height="114%" fo:text-indent="-0.25in" style:auto-text-indent="false" fo:padding="0in" fo:border="none"/>
    </style:style>
    <style:style style:name="P40" style:family="paragraph" style:parent-style-name="Standard" style:list-style-name="WWNum26">
      <style:paragraph-properties fo:margin-left="0.4165in" fo:margin-right="0in" fo:line-height="114%" fo:text-indent="-0.25in" style:auto-text-indent="false" fo:padding="0in" fo:border="none"/>
    </style:style>
    <style:style style:name="P41" style:family="paragraph" style:parent-style-name="Standard" style:list-style-name="WWNum27">
      <style:paragraph-properties fo:margin-left="0.4165in" fo:margin-right="0in" fo:line-height="114%" fo:text-indent="-0.25in" style:auto-text-indent="false" fo:padding="0in" fo:border="none"/>
    </style:style>
    <style:style style:name="P42" style:family="paragraph" style:parent-style-name="Standard" style:list-style-name="WWNum28">
      <style:paragraph-properties fo:margin-left="0.4165in" fo:margin-right="0in" fo:line-height="114%" fo:text-indent="-0.25in" style:auto-text-indent="false" fo:padding="0in" fo:border="none"/>
    </style:style>
    <style:style style:name="P43" style:family="paragraph" style:parent-style-name="Standard" style:list-style-name="WWNum29">
      <style:paragraph-properties fo:margin-left="0.4165in" fo:margin-right="0in" fo:line-height="114%" fo:text-indent="-0.25in" style:auto-text-indent="false" fo:padding="0in" fo:border="none"/>
    </style:style>
    <style:style style:name="P44" style:family="paragraph" style:parent-style-name="Standard" style:list-style-name="WWNum30">
      <style:paragraph-properties fo:margin-left="0.4165in" fo:margin-right="0in" fo:line-height="114%" fo:text-indent="-0.25in" style:auto-text-indent="false" fo:padding="0in" fo:border="none"/>
    </style:style>
    <style:style style:name="P45" style:family="paragraph" style:parent-style-name="Standard" style:list-style-name="WWNum31">
      <style:paragraph-properties fo:margin-left="0.4165in" fo:margin-right="0in" fo:line-height="114%" fo:text-indent="-0.25in" style:auto-text-indent="false" fo:padding="0in" fo:border="none"/>
    </style:style>
    <style:style style:name="P46" style:family="paragraph" style:parent-style-name="Standard" style:list-style-name="WWNum32">
      <style:paragraph-properties fo:margin-left="0.4165in" fo:margin-right="0in" fo:line-height="114%" fo:text-indent="-0.25in" style:auto-text-indent="false" fo:padding="0in" fo:border="none"/>
    </style:style>
    <style:style style:name="P47" style:family="paragraph" style:parent-style-name="Standard" style:list-style-name="WWNum33">
      <style:paragraph-properties fo:margin-left="0.4165in" fo:margin-right="0in" fo:line-height="114%" fo:text-indent="-0.25in" style:auto-text-indent="false" fo:padding="0in" fo:border="none"/>
    </style:style>
    <style:style style:name="P48" style:family="paragraph" style:parent-style-name="Standard" style:list-style-name="WWNum34">
      <style:paragraph-properties fo:margin-left="0.4165in" fo:margin-right="0in" fo:line-height="114%" fo:text-indent="-0.25in" style:auto-text-indent="false" fo:padding="0in" fo:border="none"/>
    </style:style>
    <style:style style:name="P49" style:family="paragraph" style:parent-style-name="Standard" style:list-style-name="WWNum36">
      <style:paragraph-properties fo:margin-left="0.4165in" fo:margin-right="0in" fo:line-height="114%" fo:text-indent="-0.25in" style:auto-text-indent="false" fo:padding="0in" fo:border="none"/>
    </style:style>
    <style:style style:name="P50" style:family="paragraph" style:parent-style-name="Standard" style:list-style-name="WWNum37">
      <style:paragraph-properties fo:margin-left="0.4165in" fo:margin-right="0in" fo:line-height="114%" fo:text-indent="-0.25in" style:auto-text-indent="false" fo:padding="0in" fo:border="none"/>
    </style:style>
    <style:style style:name="P51" style:family="paragraph" style:parent-style-name="Standard" style:list-style-name="WWNum38">
      <style:paragraph-properties fo:margin-left="0.4165in" fo:margin-right="0in" fo:line-height="114%" fo:text-indent="-0.25in" style:auto-text-indent="false" fo:padding="0in" fo:border="none"/>
    </style:style>
    <style:style style:name="P52" style:family="paragraph" style:parent-style-name="Standard" style:list-style-name="WWNum39">
      <style:paragraph-properties fo:margin-left="0.4165in" fo:margin-right="0in" fo:line-height="114%" fo:text-indent="-0.25in" style:auto-text-indent="false" fo:padding="0in" fo:border="none"/>
    </style:style>
    <style:style style:name="P53" style:family="paragraph" style:parent-style-name="Standard" style:list-style-name="WWNum40">
      <style:paragraph-properties fo:margin-left="0.4165in" fo:margin-right="0in" fo:line-height="114%" fo:text-indent="-0.25in" style:auto-text-indent="false" fo:padding="0in" fo:border="none"/>
    </style:style>
    <style:style style:name="P54" style:family="paragraph" style:parent-style-name="Standard" style:list-style-name="WWNum41">
      <style:paragraph-properties fo:margin-left="0.4165in" fo:margin-right="0in" fo:line-height="114%" fo:text-indent="-0.25in" style:auto-text-indent="false" fo:padding="0in" fo:border="none"/>
    </style:style>
    <style:style style:name="P55" style:family="paragraph" style:parent-style-name="Standard" style:list-style-name="WWNum42">
      <style:paragraph-properties fo:margin-left="0.4165in" fo:margin-right="0in" fo:line-height="114%" fo:text-indent="-0.25in" style:auto-text-indent="false" fo:padding="0in" fo:border="none"/>
    </style:style>
    <style:style style:name="P56" style:family="paragraph" style:parent-style-name="Standard" style:list-style-name="WWNum43">
      <style:paragraph-properties fo:margin-left="0.4165in" fo:margin-right="0in" fo:line-height="114%" fo:text-indent="-0.25in" style:auto-text-indent="false" fo:padding="0in" fo:border="none"/>
    </style:style>
    <style:style style:name="P57" style:family="paragraph" style:parent-style-name="Standard" style:list-style-name="WWNum44">
      <style:paragraph-properties fo:margin-left="0.4165in" fo:margin-right="0in" fo:line-height="114%" fo:text-indent="-0.25in" style:auto-text-indent="false" fo:padding="0in" fo:border="none"/>
    </style:style>
    <style:style style:name="P58" style:family="paragraph" style:parent-style-name="Standard" style:list-style-name="WWNum45">
      <style:paragraph-properties fo:margin-left="0.4165in" fo:margin-right="0in" fo:line-height="114%" fo:text-indent="-0.25in" style:auto-text-indent="false" fo:padding="0in" fo:border="none"/>
    </style:style>
    <style:style style:name="P59" style:family="paragraph" style:parent-style-name="Standard" style:list-style-name="WWNum46">
      <style:paragraph-properties fo:margin-left="0.4165in" fo:margin-right="0in" fo:line-height="114%" fo:text-indent="-0.25in" style:auto-text-indent="false" fo:padding="0in" fo:border="none"/>
    </style:style>
    <style:style style:name="P60" style:family="paragraph" style:parent-style-name="Standard" style:list-style-name="WWNum47">
      <style:paragraph-properties fo:margin-left="0.4165in" fo:margin-right="0in" fo:line-height="114%" fo:text-indent="-0.25in" style:auto-text-indent="false" fo:padding="0in" fo:border="none"/>
    </style:style>
    <style:style style:name="P61" style:family="paragraph" style:parent-style-name="Standard" style:list-style-name="WWNum48">
      <style:paragraph-properties fo:margin-left="0.4165in" fo:margin-right="0in" fo:line-height="114%" fo:text-indent="-0.25in" style:auto-text-indent="false" fo:padding="0in" fo:border="none"/>
    </style:style>
    <style:style style:name="P62" style:family="paragraph" style:parent-style-name="Standard" style:list-style-name="WWNum49">
      <style:paragraph-properties fo:margin-left="0.4165in" fo:margin-right="0in" fo:line-height="114%" fo:text-indent="-0.25in" style:auto-text-indent="false" fo:padding="0in" fo:border="none"/>
    </style:style>
    <style:style style:name="P63" style:family="paragraph" style:parent-style-name="Standard" style:list-style-name="WWNum50">
      <style:paragraph-properties fo:margin-left="0.4165in" fo:margin-right="0in" fo:line-height="114%" fo:text-indent="-0.25in" style:auto-text-indent="false" fo:padding="0in" fo:border="none"/>
    </style:style>
    <style:style style:name="P64" style:family="paragraph" style:parent-style-name="Standard" style:list-style-name="WWNum51">
      <style:paragraph-properties fo:margin-left="0.4165in" fo:margin-right="0in" fo:line-height="114%" fo:text-indent="-0.25in" style:auto-text-indent="false" fo:padding="0in" fo:border="none"/>
    </style:style>
    <style:style style:name="P65" style:family="paragraph" style:parent-style-name="Standard" style:list-style-name="WWNum53">
      <style:paragraph-properties fo:margin-left="0.4165in" fo:margin-right="0in" fo:line-height="114%" fo:text-indent="-0.25in" style:auto-text-indent="false" fo:padding="0in" fo:border="none"/>
    </style:style>
    <style:style style:name="P66" style:family="paragraph" style:parent-style-name="Standard" style:list-style-name="WWNum54">
      <style:paragraph-properties fo:margin-left="0.4165in" fo:margin-right="0in" fo:line-height="114%" fo:text-indent="-0.25in" style:auto-text-indent="false" fo:padding="0in" fo:border="none"/>
    </style:style>
    <style:style style:name="P67" style:family="paragraph" style:parent-style-name="Standard" style:list-style-name="WWNum55">
      <style:paragraph-properties fo:margin-left="0.4165in" fo:margin-right="0in" fo:line-height="114%" fo:text-indent="-0.25in" style:auto-text-indent="false" fo:padding="0in" fo:border="none"/>
    </style:style>
    <style:style style:name="P68" style:family="paragraph" style:parent-style-name="Standard" style:list-style-name="WWNum56">
      <style:paragraph-properties fo:margin-left="0.4165in" fo:margin-right="0in" fo:line-height="114%" fo:text-indent="-0.25in" style:auto-text-indent="false" fo:padding="0in" fo:border="none"/>
    </style:style>
    <style:style style:name="P69" style:family="paragraph" style:parent-style-name="Standard" style:list-style-name="WWNum57">
      <style:paragraph-properties fo:margin-left="0.4165in" fo:margin-right="0in" fo:line-height="114%" fo:text-indent="-0.25in" style:auto-text-indent="false" fo:padding="0in" fo:border="none"/>
    </style:style>
    <style:style style:name="P70" style:family="paragraph" style:parent-style-name="Standard" style:list-style-name="WWNum58">
      <style:paragraph-properties fo:margin-left="0.4165in" fo:margin-right="0in" fo:line-height="114%" fo:text-indent="-0.25in" style:auto-text-indent="false" fo:padding="0in" fo:border="none"/>
    </style:style>
    <style:style style:name="P71" style:family="paragraph" style:parent-style-name="Standard" style:list-style-name="WWNum59">
      <style:paragraph-properties fo:margin-left="0.4165in" fo:margin-right="0in" fo:line-height="114%" fo:text-indent="-0.25in" style:auto-text-indent="false" fo:padding="0in" fo:border="none"/>
    </style:style>
    <style:style style:name="P72" style:family="paragraph" style:parent-style-name="Standard" style:list-style-name="WWNum60">
      <style:paragraph-properties fo:margin-left="0.4165in" fo:margin-right="0in" fo:line-height="114%" fo:text-indent="-0.25in" style:auto-text-indent="false" fo:padding="0in" fo:border="none"/>
    </style:style>
    <style:style style:name="P73" style:family="paragraph" style:parent-style-name="Standard" style:list-style-name="WWNum61">
      <style:paragraph-properties fo:margin-left="0.4165in" fo:margin-right="0in" fo:line-height="114%" fo:text-indent="-0.25in" style:auto-text-indent="false" fo:padding="0in" fo:border="none"/>
    </style:style>
    <style:style style:name="P74" style:family="paragraph" style:parent-style-name="Standard" style:list-style-name="WWNum62">
      <style:paragraph-properties fo:margin-left="0.4165in" fo:margin-right="0in" fo:line-height="114%" fo:text-indent="-0.25in" style:auto-text-indent="false" fo:padding="0in" fo:border="none"/>
    </style:style>
    <style:style style:name="P75" style:family="paragraph" style:parent-style-name="Standard" style:list-style-name="WWNum63">
      <style:paragraph-properties fo:margin-left="0.4165in" fo:margin-right="0in" fo:line-height="114%" fo:text-indent="-0.25in" style:auto-text-indent="false" fo:padding="0in" fo:border="none"/>
    </style:style>
    <style:style style:name="P76" style:family="paragraph" style:parent-style-name="Standard" style:list-style-name="WWNum64">
      <style:paragraph-properties fo:margin-left="0.4165in" fo:margin-right="0in" fo:line-height="114%" fo:text-indent="-0.25in" style:auto-text-indent="false" fo:padding="0in" fo:border="none"/>
    </style:style>
    <style:style style:name="P77" style:family="paragraph" style:parent-style-name="Standard" style:list-style-name="WWNum65">
      <style:paragraph-properties fo:margin-left="0.4165in" fo:margin-right="0in" fo:line-height="114%" fo:text-indent="-0.25in" style:auto-text-indent="false" fo:padding="0in" fo:border="none"/>
    </style:style>
    <style:style style:name="P78" style:family="paragraph" style:parent-style-name="Standard" style:list-style-name="WWNum66">
      <style:paragraph-properties fo:margin-left="0.4165in" fo:margin-right="0in" fo:line-height="114%" fo:text-indent="-0.25in" style:auto-text-indent="false" fo:padding="0in" fo:border="none"/>
    </style:style>
    <style:style style:name="P79" style:family="paragraph" style:parent-style-name="Standard" style:list-style-name="WWNum67">
      <style:paragraph-properties fo:margin-left="0.4165in" fo:margin-right="0in" fo:line-height="114%" fo:text-indent="-0.25in" style:auto-text-indent="false" fo:padding="0in" fo:border="none"/>
    </style:style>
    <style:style style:name="P80" style:family="paragraph" style:parent-style-name="Standard" style:list-style-name="WWNum68">
      <style:paragraph-properties fo:margin-left="0.4165in" fo:margin-right="0in" fo:line-height="114%" fo:text-indent="-0.25in" style:auto-text-indent="false" fo:padding="0in" fo:border="none"/>
    </style:style>
    <style:style style:name="P81" style:family="paragraph" style:parent-style-name="Standard" style:list-style-name="WWNum70">
      <style:paragraph-properties fo:margin-left="0.4165in" fo:margin-right="0in" fo:line-height="114%" fo:text-indent="-0.25in" style:auto-text-indent="false" fo:padding="0in" fo:border="none"/>
    </style:style>
    <style:style style:name="P82" style:family="paragraph" style:parent-style-name="Standard" style:list-style-name="WWNum71">
      <style:paragraph-properties fo:margin-left="0.4165in" fo:margin-right="0in" fo:line-height="114%" fo:text-indent="-0.25in" style:auto-text-indent="false" fo:padding="0in" fo:border="none"/>
    </style:style>
    <style:style style:name="P83" style:family="paragraph" style:parent-style-name="Standard" style:list-style-name="WWNum72">
      <style:paragraph-properties fo:margin-left="0.4165in" fo:margin-right="0in" fo:line-height="114%" fo:text-indent="-0.25in" style:auto-text-indent="false" fo:padding="0in" fo:border="none"/>
    </style:style>
    <style:style style:name="P84" style:family="paragraph" style:parent-style-name="Standard" style:list-style-name="WWNum73">
      <style:paragraph-properties fo:margin-left="0.4165in" fo:margin-right="0in" fo:line-height="114%" fo:text-indent="-0.25in" style:auto-text-indent="false" fo:padding="0in" fo:border="none"/>
    </style:style>
    <style:style style:name="P85" style:family="paragraph" style:parent-style-name="Standard" style:list-style-name="WWNum74">
      <style:paragraph-properties fo:margin-left="0.4165in" fo:margin-right="0in" fo:line-height="114%" fo:text-indent="-0.25in" style:auto-text-indent="false" fo:padding="0in" fo:border="none"/>
    </style:style>
    <style:style style:name="P86" style:family="paragraph" style:parent-style-name="Standard" style:list-style-name="WWNum75">
      <style:paragraph-properties fo:margin-left="0.4165in" fo:margin-right="0in" fo:line-height="114%" fo:text-indent="-0.25in" style:auto-text-indent="false" fo:padding="0in" fo:border="none"/>
    </style:style>
    <style:style style:name="P87" style:family="paragraph" style:parent-style-name="Standard" style:list-style-name="WWNum76">
      <style:paragraph-properties fo:margin-left="0.4165in" fo:margin-right="0in" fo:line-height="114%" fo:text-indent="-0.25in" style:auto-text-indent="false" fo:padding="0in" fo:border="none"/>
    </style:style>
    <style:style style:name="P88" style:family="paragraph" style:parent-style-name="Standard" style:list-style-name="WWNum77">
      <style:paragraph-properties fo:margin-left="0.4165in" fo:margin-right="0in" fo:line-height="114%" fo:text-indent="-0.25in" style:auto-text-indent="false" fo:padding="0in" fo:border="none"/>
    </style:style>
    <style:style style:name="P89" style:family="paragraph" style:parent-style-name="Standard" style:list-style-name="WWNum78">
      <style:paragraph-properties fo:margin-left="0.4165in" fo:margin-right="0in" fo:line-height="114%" fo:text-indent="-0.25in" style:auto-text-indent="false" fo:padding="0in" fo:border="none"/>
    </style:style>
    <style:style style:name="P90" style:family="paragraph" style:parent-style-name="Standard" style:list-style-name="WWNum79">
      <style:paragraph-properties fo:margin-left="0.4165in" fo:margin-right="0in" fo:line-height="114%" fo:text-indent="-0.25in" style:auto-text-indent="false" fo:padding="0in" fo:border="none"/>
    </style:style>
    <style:style style:name="P91" style:family="paragraph" style:parent-style-name="Standard" style:list-style-name="WWNum80">
      <style:paragraph-properties fo:margin-left="0.4165in" fo:margin-right="0in" fo:line-height="114%" fo:text-indent="-0.25in" style:auto-text-indent="false" fo:padding="0in" fo:border="none"/>
    </style:style>
    <style:style style:name="P92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93" style:family="paragraph" style:parent-style-name="Heading_20_1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94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3" style:family="text">
      <style:text-properties style:font-name="Google Sans Text" style:font-name-asian="Google Sans Text1" style:font-name-complex="Google Sans Tex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span text:style-name="T1">Progeta Technologies: Comprehensive Module Catalog</text:span></text:p>
      <text:p text:style-name="P92"><text:span text:style-name="T1">Part 1: Technical Skill Modules (1–54)</text:span></text:p>
      <text:p text:style-name="P94"><text:span text:style-name="T1">Category: Foundations &amp; Operations</text:span></text:p>
      <text:p text:style-name="P1"><text:span text:style-name="T2">1. Cybersecurity Fundamentals</text:span></text:p>
      <text:list xml:id="list1230819667" text:style-name="WWNum1">
        <text:list-item>
          <text:p text:style-name="P2"><text:span text:style-name="T2">Goal:</text:span><text:span text:style-name="T3"> Establish the foundational "Security Mindset" and understand the physics of data.</text:span></text:p>
        </text:list-item>
        <text:list-item>
          <text:p text:style-name="P2"><text:span text:style-name="T2">I. Core Concepts &amp; Theory:</text:span><text:span text:style-name="T3"> Data Physics (Rest/Transit/Use), Binary &amp; Hexadecimal basics. The CIA Triad, AAA Framework, and Defense in Depth. The Risk Equation (Risk = Threat × Vulnerability). Zero Trust principles.</text:span></text:p>
        </text:list-item>
        <text:list-item>
          <text:p text:style-name="P2"><text:span text:style-name="T2">II. Tools &amp; Tech Stack:</text:span><text:span text:style-name="T3"> </text:span><text:span text:style-name="T2">VMware Workstation/VirtualBox</text:span><text:span text:style-name="T3"> (Labs), </text:span><text:span text:style-name="T2">HashCalc</text:span><text:span text:style-name="T3"> (Integrity), </text:span><text:span text:style-name="T2">VeraCrypt</text:span><text:span text:style-name="T3"> (Encryption), </text:span><text:span text:style-name="T2">KeePassXC</text:span><text:span text:style-name="T3"> (Identity).</text:span></text:p>
        </text:list-item>
        <text:list-item>
          <text:p text:style-name="P2"><text:span text:style-name="T2">III. Skills Gained:</text:span><text:span text:style-name="T3"> Ability to set up a safe virtual lab. Understanding how to secure files via encryption/hashing. Articulating Risk vs. Threat.</text:span></text:p>
        </text:list-item>
      </text:list>
      <text:p text:style-name="P1"><text:span text:style-name="T2">2. Linux Operations &amp; Command Line</text:span></text:p>
      <text:list xml:id="list3517856490" text:style-name="WWNum18">
        <text:list-item>
          <text:p text:style-name="P3"><text:span text:style-name="T2">Goal:</text:span><text:span text:style-name="T3"> Master the OS of the internet (Linux) and move from GUI to CLI.</text:span></text:p>
        </text:list-item>
        <text:list-item>
          <text:p text:style-name="P3"><text:span text:style-name="T2">I. Core Concepts &amp; Theory:</text:span><text:span text:style-name="T3"> Kernel basics. File System Hierarchy (/root, /etc, /var). Permissions Model (Chmod/Chown). Package Management concepts.</text:span></text:p>
        </text:list-item>
        <text:list-item>
          <text:p text:style-name="P3"><text:span text:style-name="T2">II. Tools &amp; Tech Stack:</text:span><text:span text:style-name="T3"> </text:span><text:span text:style-name="T2">Kali Linux</text:span><text:span text:style-name="T3"> &amp; </text:span><text:span text:style-name="T2">Ubuntu</text:span><text:span text:style-name="T3">. </text:span><text:span text:style-name="T2">Bash</text:span><text:span text:style-name="T3"> &amp; </text:span><text:span text:style-name="T2">Zsh</text:span><text:span text:style-name="T3"> (Shells). </text:span><text:span text:style-name="T2">Vim/Nano</text:span><text:span text:style-name="T3"> (Editors). Core commands (grep, ssh, systemctl).</text:span></text:p>
        </text:list-item>
        <text:list-item>
          <text:p text:style-name="P3"><text:span text:style-name="T2">III. Skills Gained:</text:span><text:span text:style-name="T3"> Navigation via CLI. User and permission management. Secure remote server connection via SSH.</text:span></text:p>
        </text:list-item>
      </text:list>
      <text:p text:style-name="P1"><text:span text:style-name="T2">3. Computer Networking &amp; TCP/IP</text:span></text:p>
      <text:list xml:id="list3917456911" text:style-name="WWNum35">
        <text:list-item>
          <text:p text:style-name="P4"><text:span text:style-name="T2">Goal:</text:span><text:span text:style-name="T3"> Understand how data moves across the internet to identify anomalies.</text:span></text:p>
        </text:list-item>
        <text:list-item>
          <text:p text:style-name="P4"><text:span text:style-name="T2">I. Core Concepts &amp; Theory:</text:span><text:span text:style-name="T3"> OSI Model vs. TCP/IP Model. IPv4/IPv6 Addressing &amp; Subnetting. DNS resolution. The Three-Way Handshake. Common Ports (21, 22, 80, 443).</text:span></text:p>
        </text:list-item>
        <text:list-item>
          <text:p text:style-name="P4"><text:span text:style-name="T2">II. Tools &amp; Tech Stack:</text:span><text:span text:style-name="T3"> </text:span><text:span text:style-name="T2">Packet Tracer</text:span><text:span text:style-name="T3"> (Simulation), </text:span><text:span text:style-name="T2">Ping</text:span><text:span text:style-name="T3">, </text:span><text:span text:style-name="T2">Traceroute</text:span><text:span text:style-name="T3">, </text:span><text:span text:style-name="T2">Netstat</text:span><text:span text:style-name="T3">, </text:span><text:span text:style-name="T2">Ncat</text:span><text:span text:style-name="T3">.</text:span></text:p>
        </text:list-item>
        <text:list-item>
          <text:p text:style-name="P4"><text:span text:style-name="T2">III. Skills Gained:</text:span><text:span text:style-name="T3"> Troubleshooting connectivity issues. Reading network maps. Understanding how protocols handshake.</text:span></text:p>
        </text:list-item>
      </text:list>
      <text:p text:style-name="P1"><text:span text:style-name="T2">4. Virtualization &amp; Lab Setup</text:span></text:p>
      <text:list xml:id="list431228550" text:style-name="WWNum52">
        <text:list-item>
          <text:p text:style-name="P5"><text:span text:style-name="T2">Goal:</text:span><text:span text:style-name="T3"> Build the infrastructure required to hack safely.</text:span></text:p>
        </text:list-item>
        <text:list-item>
          <text:p text:style-name="P5"><text:soft-page-break/><text:span text:style-name="T2">I. Core Concepts &amp; Theory:</text:span><text:span text:style-name="T3"> Type 1 vs. Type 2 Hypervisors. NAT vs. Bridged Networking. Snapshots and State Management. Sandbox isolation security.</text:span></text:p>
        </text:list-item>
        <text:list-item>
          <text:p text:style-name="P5"><text:span text:style-name="T2">II. Tools &amp; Tech Stack:</text:span><text:span text:style-name="T3"> </text:span><text:span text:style-name="T2">VMware Workstation</text:span><text:span text:style-name="T3">, </text:span><text:span text:style-name="T2">Oracle VirtualBox</text:span><text:span text:style-name="T3">, </text:span><text:span text:style-name="T2">Vagrant</text:span><text:span text:style-name="T3"> (Basics).</text:span></text:p>
        </text:list-item>
        <text:list-item>
          <text:p text:style-name="P5"><text:span text:style-name="T2">III. Skills Gained:</text:span><text:span text:style-name="T3"> Deploying Windows/Linux VMs. Configuring isolated virtual networks. Managing machine snapshots for recovery.</text:span></text:p>
        </text:list-item>
      </text:list>
      <text:p text:style-name="P1"><text:span text:style-name="T2">5. Network Traffic Analysis</text:span></text:p>
      <text:list xml:id="list166504379" text:style-name="WWNum69">
        <text:list-item>
          <text:p text:style-name="P6"><text:span text:style-name="T2">Goal:</text:span><text:span text:style-name="T3"> Develop the "Blue Team eye" to spot malicious patterns on the wire.</text:span></text:p>
        </text:list-item>
        <text:list-item>
          <text:p text:style-name="P6"><text:span text:style-name="T2">I. Core Concepts &amp; Theory:</text:span><text:span text:style-name="T3"> Deep Packet Inspection (DPI). Flow analysis. Identifying protocol anomalies. Baseline traffic vs. Malicious spikes.</text:span></text:p>
        </text:list-item>
        <text:list-item>
          <text:p text:style-name="P6"><text:span text:style-name="T2">II. Tools &amp; Tech Stack:</text:span><text:span text:style-name="T3"> </text:span><text:span text:style-name="T2">Wireshark</text:span><text:span text:style-name="T3">, </text:span><text:span text:style-name="T2">TCPDump</text:span><text:span text:style-name="T3">, </text:span><text:span text:style-name="T2">Zeek (Bro)</text:span><text:span text:style-name="T3">, </text:span><text:span text:style-name="T2">Brim</text:span><text:span text:style-name="T3">.</text:span></text:p>
        </text:list-item>
        <text:list-item>
          <text:p text:style-name="P6"><text:span text:style-name="T2">III. Skills Gained:</text:span><text:span text:style-name="T3"> Capturing live traffic. Filtering noise from data. Identifying clear-text credential leaks.</text:span></text:p>
        </text:list-item>
      </text:list>
      <text:p text:style-name="P1"><text:span text:style-name="T2">6. Packet Sniffing &amp; Wireshark Mastery</text:span></text:p>
      <text:list xml:id="list2400605299" text:style-name="WWNum81">
        <text:list-item>
          <text:p text:style-name="P7"><text:span text:style-name="T2">Goal:</text:span><text:span text:style-name="T3"> Advanced usage of the world's primary network analysis tool.</text:span></text:p>
        </text:list-item>
        <text:list-item>
          <text:p text:style-name="P7"><text:span text:style-name="T2">I. Core Concepts &amp; Theory:</text:span><text:span text:style-name="T3"> Promiscuous Mode. Display Filters logic. TCP Stream reassembly. Extracting objects (files/images) from PCAP data.</text:span></text:p>
        </text:list-item>
        <text:list-item>
          <text:p text:style-name="P7"><text:span text:style-name="T2">II. Tools &amp; Tech Stack:</text:span><text:span text:style-name="T3"> </text:span><text:span text:style-name="T2">Wireshark</text:span><text:span text:style-name="T3"> (Advanced), </text:span><text:span text:style-name="T2">TShark</text:span><text:span text:style-name="T3"> (CLI), </text:span><text:span text:style-name="T2">NetworkMiner</text:span><text:span text:style-name="T3">.</text:span></text:p>
        </text:list-item>
        <text:list-item>
          <text:p text:style-name="P7"><text:span text:style-name="T2">III. Skills Gained:</text:span><text:span text:style-name="T3"> Reconstructing files from captured traffic. Decrypting SSL traffic (with keys). Debugging complex network latency.</text:span></text:p>
        </text:list-item>
      </text:list>
      <text:p text:style-name="P1"><text:span text:style-name="T2">7. SIEM Architecture &amp; Deployment</text:span></text:p>
      <text:list xml:id="list3623973856" text:style-name="WWNum82">
        <text:list-item>
          <text:p text:style-name="P8"><text:span text:style-name="T2">Goal:</text:span><text:span text:style-name="T3"> Centralize security monitoring and visualize enterprise threats.</text:span></text:p>
        </text:list-item>
        <text:list-item>
          <text:p text:style-name="P8"><text:span text:style-name="T2">I. Core Concepts &amp; Theory:</text:span><text:span text:style-name="T3"> Log Aggregation. Normalization. Correlation Rules logic. Dashboarding. Alert Fatigue management.</text:span></text:p>
        </text:list-item>
        <text:list-item>
          <text:p text:style-name="P8"><text:span text:style-name="T2">II. Tools &amp; Tech Stack:</text:span><text:span text:style-name="T3"> </text:span><text:span text:style-name="T2">Splunk</text:span><text:span text:style-name="T3"> (Free/Enterprise), </text:span><text:span text:style-name="T2">Wazuh</text:span><text:span text:style-name="T3"> (Open Source), </text:span><text:span text:style-name="T2">ELK Stack</text:span><text:span text:style-name="T3"> (Elasticsearch, Logstash, Kibana).</text:span></text:p>
        </text:list-item>
        <text:list-item>
          <text:p text:style-name="P8"><text:span text:style-name="T2">III. Skills Gained:</text:span><text:span text:style-name="T3"> Ingesting logs from various sources. Writing basic correlation queries. Creating threat dashboards.</text:span></text:p>
        </text:list-item>
      </text:list>
      <text:p text:style-name="P1"><text:span text:style-name="T2">8. Log Analysis &amp; Management</text:span></text:p>
      <text:list xml:id="list1840504093" text:style-name="WWNum83">
        <text:list-item>
          <text:p text:style-name="P9"><text:span text:style-name="T2">Goal:</text:span><text:span text:style-name="T3"> The art of reading the "Black Box" of systems.</text:span></text:p>
        </text:list-item>
        <text:list-item>
          <text:p text:style-name="P9"><text:span text:style-name="T2">I. Core Concepts &amp; Theory:</text:span><text:span text:style-name="T3"> Windows Event IDs (Logon/Logoff/Failures). Linux Syslog hierarchy. Web Server Logs (Apache/IIS). Firewall Allow/Deny patterns.</text:span></text:p>
        </text:list-item>
        <text:list-item>
          <text:p text:style-name="P9"><text:soft-page-break/><text:span text:style-name="T2">II. Tools &amp; Tech Stack:</text:span><text:span text:style-name="T3"> </text:span><text:span text:style-name="T2">Splunk SPL</text:span><text:span text:style-name="T3">, </text:span><text:span text:style-name="T2">Grep/Awk</text:span><text:span text:style-name="T3"> (Manual analysis), </text:span><text:span text:style-name="T2">Sysmon</text:span><text:span text:style-name="T3">.</text:span></text:p>
        </text:list-item>
        <text:list-item>
          <text:p text:style-name="P9"><text:span text:style-name="T2">III. Skills Gained:</text:span><text:span text:style-name="T3"> Identifying Brute Force attacks in text logs. Tracking user activity across systems. Spotting persistence mechanisms.</text:span></text:p>
        </text:list-item>
      </text:list>
      <text:p text:style-name="P1"><text:span text:style-name="T2">9. Incident Response Lifecycle</text:span></text:p>
      <text:list xml:id="list1780950296" text:style-name="WWNum84">
        <text:list-item>
          <text:p text:style-name="P10"><text:span text:style-name="T2">Goal:</text:span><text:span text:style-name="T3"> Structure the chaos of a cyberattack into a repeatable process.</text:span></text:p>
        </text:list-item>
        <text:list-item>
          <text:p text:style-name="P10"><text:span text:style-name="T2">I. Core Concepts &amp; Theory:</text:span><text:span text:style-name="T3"> NIST SP 800-61 (Preparation, Detection, Containment, Eradication, Recovery, Lessons Learned). Triage levels (P1-P4).</text:span></text:p>
        </text:list-item>
        <text:list-item>
          <text:p text:style-name="P10"><text:span text:style-name="T2">II. Tools &amp; Tech Stack:</text:span><text:span text:style-name="T3"> </text:span><text:span text:style-name="T2">TheHive</text:span><text:span text:style-name="T3"> (Case Management), </text:span><text:span text:style-name="T2">Cortex XSOAR</text:span><text:span text:style-name="T3"> (Concepts), Ticket Systems (Jira).</text:span></text:p>
        </text:list-item>
        <text:list-item>
          <text:p text:style-name="P10"><text:span text:style-name="T2">III. Skills Gained:</text:span><text:span text:style-name="T3"> Managing a security incident from start to finish. Documentation during crisis. Post-incident reporting.</text:span></text:p>
        </text:list-item>
      </text:list>
      <text:p text:style-name="P1"><text:span text:style-name="T2">10. Playbook Design &amp; Automation</text:span></text:p>
      <text:list xml:id="list1775173908" text:style-name="WWNum85">
        <text:list-item>
          <text:p text:style-name="P11"><text:span text:style-name="T2">Goal:</text:span><text:span text:style-name="T3"> Automate repetitive SOC tasks to focus on complex threats.</text:span></text:p>
        </text:list-item>
        <text:list-item>
          <text:p text:style-name="P11"><text:span text:style-name="T2">I. Core Concepts &amp; Theory:</text:span><text:span text:style-name="T3"> SOAR (Security Orchestration, Automation, and Response). Logic flows (If/Then). Standard Operating Procedures (SOPs).</text:span></text:p>
        </text:list-item>
        <text:list-item>
          <text:p text:style-name="P11"><text:span text:style-name="T2">II. Tools &amp; Tech Stack:</text:span><text:span text:style-name="T3"> </text:span><text:span text:style-name="T2">Shuffle</text:span><text:span text:style-name="T3"> (Open Source SOAR), </text:span><text:span text:style-name="T2">Draw.io</text:span><text:span text:style-name="T3"> (Flowcharts), </text:span><text:span text:style-name="T2">Ansible</text:span><text:span text:style-name="T3"> (Basics).</text:span></text:p>
        </text:list-item>
        <text:list-item>
          <text:p text:style-name="P11"><text:span text:style-name="T2">III. Skills Gained:</text:span><text:span text:style-name="T3"> Designing workflows for Phishing/Malware triage. Reducing Mean Time to Respond (MTTR).</text:span></text:p>
        </text:list-item>
      </text:list>
      <text:p text:style-name="P1"><text:span text:style-name="T2">11. Endpoint Detection &amp; Response (EDR)</text:span></text:p>
      <text:list xml:id="list4206382017" text:style-name="WWNum86">
        <text:list-item>
          <text:p text:style-name="P12"><text:span text:style-name="T2">Goal:</text:span><text:span text:style-name="T3"> Move beyond Antivirus to behavioral monitoring.</text:span></text:p>
        </text:list-item>
        <text:list-item>
          <text:p text:style-name="P12"><text:span text:style-name="T2">I. Core Concepts &amp; Theory:</text:span><text:span text:style-name="T3"> Signature-based vs. Behavioral detection. Host isolation. Telemetry data. Threat Hunting on the endpoint.</text:span></text:p>
        </text:list-item>
        <text:list-item>
          <text:p text:style-name="P12"><text:span text:style-name="T2">II. Tools &amp; Tech Stack:</text:span><text:span text:style-name="T3"> </text:span><text:span text:style-name="T2">CrowdStrike Falcon</text:span><text:span text:style-name="T3"> (Concepts), </text:span><text:span text:style-name="T2">Wazuh Agent</text:span><text:span text:style-name="T3">, </text:span><text:span text:style-name="T2">Sysmon</text:span><text:span text:style-name="T3">, </text:span><text:span text:style-name="T2">Velociraptor</text:span><text:span text:style-name="T3">.</text:span></text:p>
        </text:list-item>
        <text:list-item>
          <text:p text:style-name="P12"><text:span text:style-name="T2">III. Skills Gained:</text:span><text:span text:style-name="T3"> Deploying agents. Querying endpoint data for IOCs. Remotely isolating infected machines.</text:span></text:p>
        </text:list-item>
      </text:list>
      <text:p text:style-name="P1"><text:span text:style-name="T2">12. Digital Forensics</text:span></text:p>
      <text:list xml:id="list122706442" text:style-name="WWNum87">
        <text:list-item>
          <text:p text:style-name="P13"><text:span text:style-name="T2">Goal:</text:span><text:span text:style-name="T3"> Post-mortem analysis of systems to solve digital crimes.</text:span></text:p>
        </text:list-item>
        <text:list-item>
          <text:p text:style-name="P13"><text:span text:style-name="T2">I. Core Concepts &amp; Theory:</text:span><text:span text:style-name="T3"> Locard’s Exchange Principle. Order of Volatility. Deadbox vs. Live forensics. File Carving.</text:span></text:p>
        </text:list-item>
        <text:list-item>
          <text:p text:style-name="P13"><text:span text:style-name="T2">II. Tools &amp; Tech Stack:</text:span><text:span text:style-name="T3"> </text:span><text:span text:style-name="T2">Autopsy</text:span><text:span text:style-name="T3">, </text:span><text:span text:style-name="T2">FTK Imager</text:span><text:span text:style-name="T3">, </text:span><text:span text:style-name="T2">Volatility</text:span><text:span text:style-name="T3"> (RAM Analysis), </text:span><text:span text:style-name="T2">Registry Viewer</text:span><text:span text:style-name="T3">.</text:span></text:p>
        </text:list-item>
        <text:list-item>
          <text:p text:style-name="P13"><text:soft-page-break/><text:span text:style-name="T2">III. Skills Gained:</text:span><text:span text:style-name="T3"> Creating forensic images. Recovering deleted files. Analyzing Windows Registry for evidence.</text:span></text:p>
        </text:list-item>
      </text:list>
      <text:p text:style-name="P1"><text:span text:style-name="T2">13. Evidence Handling &amp; Chain of Custody</text:span></text:p>
      <text:list xml:id="list3453505197" text:style-name="WWNum88">
        <text:list-item>
          <text:p text:style-name="P14"><text:span text:style-name="T2">Goal:</text:span><text:span text:style-name="T3"> Ensure forensic findings hold up in a court of law.</text:span></text:p>
        </text:list-item>
        <text:list-item>
          <text:p text:style-name="P14"><text:span text:style-name="T2">I. Core Concepts &amp; Theory:</text:span><text:span text:style-name="T3"> Legal Admissibility. Integrity Hashing. Secure Storage. Documentation standards.</text:span></text:p>
        </text:list-item>
        <text:list-item>
          <text:p text:style-name="P14"><text:span text:style-name="T2">II. Tools &amp; Tech Stack:</text:span><text:span text:style-name="T3"> Hardware Write Blockers (Concepts), CoC Forms, Hashing Tools.</text:span></text:p>
        </text:list-item>
        <text:list-item>
          <text:p text:style-name="P14"><text:span text:style-name="T2">III. Skills Gained:</text:span><text:span text:style-name="T3"> Proper seizure of digital devices. Maintaining a tamper-proof evidence log.</text:span></text:p>
        </text:list-item>
      </text:list>
      <text:p text:style-name="P94"><text:span text:style-name="T1">Category: Offensive Security</text:span></text:p>
      <text:p text:style-name="P1"><text:span text:style-name="T2">14. OSINT (Open Source Intelligence)</text:span></text:p>
      <text:list xml:id="list3754703646" text:style-name="WWNum89">
        <text:list-item>
          <text:p text:style-name="P15"><text:span text:style-name="T2">Goal:</text:span><text:span text:style-name="T3"> Gather intelligence from public sources before touching the target.</text:span></text:p>
        </text:list-item>
        <text:list-item>
          <text:p text:style-name="P15"><text:span text:style-name="T2">I. Core Concepts &amp; Theory:</text:span><text:span text:style-name="T3"> Passive vs. Active Recon. The OSINT Framework. Pivot points (Email -&gt; Phone -&gt; Location).</text:span></text:p>
        </text:list-item>
        <text:list-item>
          <text:p text:style-name="P15"><text:span text:style-name="T2">II. Tools &amp; Tech Stack:</text:span><text:span text:style-name="T3"> </text:span><text:span text:style-name="T2">Maltego</text:span><text:span text:style-name="T3">, </text:span><text:span text:style-name="T2">Shodan</text:span><text:span text:style-name="T3">, </text:span><text:span text:style-name="T2">Google Dorks</text:span><text:span text:style-name="T3">, </text:span><text:span text:style-name="T2">theHarvester</text:span><text:span text:style-name="T3">, </text:span><text:span text:style-name="T2">Wayback Machine</text:span><text:span text:style-name="T3">.</text:span></text:p>
        </text:list-item>
        <text:list-item>
          <text:p text:style-name="P15"><text:span text:style-name="T2">III. Skills Gained:</text:span><text:span text:style-name="T3"> Building a profile on a target organization or individual. finding exposed assets.</text:span></text:p>
        </text:list-item>
      </text:list>
      <text:p text:style-name="P1"><text:span text:style-name="T2">15. Digital Footprinting &amp; Reconnaissance</text:span></text:p>
      <text:list xml:id="list593765256" text:style-name="WWNum90">
        <text:list-item>
          <text:p text:style-name="P16"><text:span text:style-name="T2">Goal:</text:span><text:span text:style-name="T3"> Map the technical attack surface of an organization.</text:span></text:p>
        </text:list-item>
        <text:list-item>
          <text:p text:style-name="P16"><text:span text:style-name="T2">I. Core Concepts &amp; Theory:</text:span><text:span text:style-name="T3"> DNS Enumeration. Subdomain takeover concepts. Tech Stack identification. Email harvesting.</text:span></text:p>
        </text:list-item>
        <text:list-item>
          <text:p text:style-name="P16"><text:span text:style-name="T2">II. Tools &amp; Tech Stack:</text:span><text:span text:style-name="T3"> </text:span><text:span text:style-name="T2">Recon-ng</text:span><text:span text:style-name="T3">, </text:span><text:span text:style-name="T2">SpiderFoot</text:span><text:span text:style-name="T3">, </text:span><text:span text:style-name="T2">BuiltWith</text:span><text:span text:style-name="T3">, </text:span><text:span text:style-name="T2">DNSRecon</text:span><text:span text:style-name="T3">, </text:span><text:span text:style-name="T2">Amass</text:span><text:span text:style-name="T3">.</text:span></text:p>
        </text:list-item>
        <text:list-item>
          <text:p text:style-name="P16"><text:span text:style-name="T2">III. Skills Gained:</text:span><text:span text:style-name="T3"> Mapping network ranges. Identifying used technologies (CMS/Frameworks).</text:span></text:p>
        </text:list-item>
      </text:list>
      <text:p text:style-name="P1"><text:span text:style-name="T2">16. Dark Web Operations</text:span></text:p>
      <text:list xml:id="list1613313860" text:style-name="WWNum2">
        <text:list-item>
          <text:p text:style-name="P17"><text:span text:style-name="T2">Goal:</text:span><text:span text:style-name="T3"> Navigate the hidden web safely for intelligence gathering.</text:span></text:p>
        </text:list-item>
        <text:list-item>
          <text:p text:style-name="P17"><text:span text:style-name="T2">I. Core Concepts &amp; Theory:</text:span><text:span text:style-name="T3"> Onion Routing. Tor Network architecture. I2P. Cryptocurrency tracking. Threat Actor forums.</text:span></text:p>
        </text:list-item>
        <text:list-item>
          <text:p text:style-name="P17"><text:span text:style-name="T2">II. Tools &amp; Tech Stack:</text:span><text:span text:style-name="T3"> </text:span><text:span text:style-name="T2">Tor Browser</text:span><text:span text:style-name="T3">, </text:span><text:span text:style-name="T2">Tails OS</text:span><text:span text:style-name="T3">, </text:span><text:span text:style-name="T2">Kleopatra</text:span><text:span text:style-name="T3"> (PGP).</text:span></text:p>
        </text:list-item>
        <text:list-item>
          <text:p text:style-name="P17"><text:soft-page-break/><text:span text:style-name="T2">III. Skills Gained:</text:span><text:span text:style-name="T3"> Accessing .onion sites safely. Communicating via PGP encryption. Monitoring leak sites.</text:span></text:p>
        </text:list-item>
      </text:list>
      <text:p text:style-name="P1"><text:span text:style-name="T2">17. Operational Security (OpSec) &amp; Anonymity</text:span></text:p>
      <text:list xml:id="list640309933" text:style-name="WWNum3">
        <text:list-item>
          <text:p text:style-name="P18"><text:span text:style-name="T2">Goal:</text:span><text:span text:style-name="T3"> Protect the researcher's identity during operations.</text:span></text:p>
        </text:list-item>
        <text:list-item>
          <text:p text:style-name="P18"><text:span text:style-name="T2">I. Core Concepts &amp; Theory:</text:span><text:span text:style-name="T3"> Attribution avoidance. Fingerprinting. Persona management. VPN vs. Proxy chains.</text:span></text:p>
        </text:list-item>
        <text:list-item>
          <text:p text:style-name="P18"><text:span text:style-name="T2">II. Tools &amp; Tech Stack:</text:span><text:span text:style-name="T3"> </text:span><text:span text:style-name="T2">ProtonVPN</text:span><text:span text:style-name="T3">, </text:span><text:span text:style-name="T2">Proxychains</text:span><text:span text:style-name="T3">, </text:span><text:span text:style-name="T2">User-Agent Switcher</text:span><text:span text:style-name="T3">, </text:span><text:span text:style-name="T2">Virtual Machines</text:span><text:span text:style-name="T3">.</text:span></text:p>
        </text:list-item>
        <text:list-item>
          <text:p text:style-name="P18"><text:span text:style-name="T2">III. Skills Gained:</text:span><text:span text:style-name="T3"> Masking digital identity. Safe browsing habits. Preventing IP leaks.</text:span></text:p>
        </text:list-item>
      </text:list>
      <text:p text:style-name="P1"><text:span text:style-name="T2">18. Network Scanning (Nmap/Masscan)</text:span></text:p>
      <text:list xml:id="list2810612365" text:style-name="WWNum4">
        <text:list-item>
          <text:p text:style-name="P19"><text:span text:style-name="T2">Goal:</text:span><text:span text:style-name="T3"> Active discovery of hosts and services.</text:span></text:p>
        </text:list-item>
        <text:list-item>
          <text:p text:style-name="P19"><text:span text:style-name="T2">I. Core Concepts &amp; Theory:</text:span><text:span text:style-name="T3"> TCP Connect vs. SYN Scan. UDP Scanning. Service Versioning. OS Fingerprinting logic.</text:span></text:p>
        </text:list-item>
        <text:list-item>
          <text:p text:style-name="P19"><text:span text:style-name="T2">II. Tools &amp; Tech Stack:</text:span><text:span text:style-name="T3"> </text:span><text:span text:style-name="T2">Nmap</text:span><text:span text:style-name="T3"> (The Standard), </text:span><text:span text:style-name="T2">Masscan</text:span><text:span text:style-name="T3"> (High speed), </text:span><text:span text:style-name="T2">Zenmap</text:span><text:span text:style-name="T3">.</text:span></text:p>
        </text:list-item>
        <text:list-item>
          <text:p text:style-name="P19"><text:span text:style-name="T2">III. Skills Gained:</text:span><text:span text:style-name="T3"> Identifying live hosts. Mapping open ports and running services. Scripted scanning (NSE).</text:span></text:p>
        </text:list-item>
      </text:list>
      <text:p text:style-name="P1"><text:span text:style-name="T2">19. Vulnerability Assessment</text:span></text:p>
      <text:list xml:id="list3688588595" text:style-name="WWNum5">
        <text:list-item>
          <text:p text:style-name="P20"><text:span text:style-name="T2">Goal:</text:span><text:span text:style-name="T3"> Identify known security flaws using automated tools.</text:span></text:p>
        </text:list-item>
        <text:list-item>
          <text:p text:style-name="P20"><text:span text:style-name="T2">I. Core Concepts &amp; Theory:</text:span><text:span text:style-name="T3"> CVEs (Common Vulnerabilities and Exposures). CVSS Scoring. False Positive verification. Authenticated vs. Unauthenticated scans.</text:span></text:p>
        </text:list-item>
        <text:list-item>
          <text:p text:style-name="P20"><text:span text:style-name="T2">II. Tools &amp; Tech Stack:</text:span><text:span text:style-name="T3"> </text:span><text:span text:style-name="T2">Nessus Essentials</text:span><text:span text:style-name="T3">, </text:span><text:span text:style-name="T2">OpenVAS</text:span><text:span text:style-name="T3">, </text:span><text:span text:style-name="T2">Greenbone</text:span><text:span text:style-name="T3">.</text:span></text:p>
        </text:list-item>
        <text:list-item>
          <text:p text:style-name="P20"><text:span text:style-name="T2">III. Skills Gained:</text:span><text:span text:style-name="T3"> Configuring scan policies. Interpreting vulnerability reports. Prioritizing remediation.</text:span></text:p>
        </text:list-item>
      </text:list>
      <text:p text:style-name="P1"><text:span text:style-name="T2">20. Web Application Security (OWASP Top 10)</text:span></text:p>
      <text:list xml:id="list1808395019" text:style-name="WWNum6">
        <text:list-item>
          <text:p text:style-name="P21"><text:span text:style-name="T2">Goal:</text:span><text:span text:style-name="T3"> Understand the most common flaws in modern web apps.</text:span></text:p>
        </text:list-item>
        <text:list-item>
          <text:p text:style-name="P21"><text:span text:style-name="T2">I. Core Concepts &amp; Theory:</text:span><text:span text:style-name="T3"> SQL Injection (SQLi). Cross-Site Scripting (XSS). IDOR. Broken Authentication. SSRF.</text:span></text:p>
        </text:list-item>
        <text:list-item>
          <text:p text:style-name="P21"><text:span text:style-name="T2">II. Tools &amp; Tech Stack:</text:span><text:span text:style-name="T3"> </text:span><text:span text:style-name="T2">OWASP Juice Shop</text:span><text:span text:style-name="T3"> (Target), </text:span><text:span text:style-name="T2">DVWA</text:span><text:span text:style-name="T3">, </text:span><text:span text:style-name="T2">Browser DevTools</text:span><text:span text:style-name="T3">.</text:span></text:p>
        </text:list-item>
        <text:list-item>
          <text:p text:style-name="P21"><text:span text:style-name="T2">III. Skills Gained:</text:span><text:span text:style-name="T3"> Identifying injection points. Understanding client-side vs. server-side attacks.</text:span></text:p>
        </text:list-item>
      </text:list>
      <text:p text:style-name="P1"><text:soft-page-break/><text:span text:style-name="T2">21. Burp Suite Professional</text:span></text:p>
      <text:list xml:id="list2897092726" text:style-name="WWNum7">
        <text:list-item>
          <text:p text:style-name="P22"><text:span text:style-name="T2">Goal:</text:span><text:span text:style-name="T3"> Mastery of the industry-standard web hacking tool.</text:span></text:p>
        </text:list-item>
        <text:list-item>
          <text:p text:style-name="P22"><text:span text:style-name="T2">I. Core Concepts &amp; Theory:</text:span><text:span text:style-name="T3"> Intercepting Proxies. Request/Response manipulation. Fuzzing logic. Session handling.</text:span></text:p>
        </text:list-item>
        <text:list-item>
          <text:p text:style-name="P22"><text:span text:style-name="T2">II. Tools &amp; Tech Stack:</text:span><text:span text:style-name="T3"> </text:span><text:span text:style-name="T2">Burp Suite</text:span><text:span text:style-name="T3"> (Proxy, Repeater, Intruder, Decoder), </text:span><text:span text:style-name="T2">FoxyProxy</text:span><text:span text:style-name="T3">.</text:span></text:p>
        </text:list-item>
        <text:list-item>
          <text:p text:style-name="P22"><text:span text:style-name="T2">III. Skills Gained:</text:span><text:span text:style-name="T3"> Man-in-the-Middle of web traffic. Brute-forcing login forms. Automating payloads.</text:span></text:p>
        </text:list-item>
      </text:list>
      <text:p text:style-name="P1"><text:span text:style-name="T2">22. System Hacking &amp; Exploitation</text:span></text:p>
      <text:list xml:id="list2706855448" text:style-name="WWNum8">
        <text:list-item>
          <text:p text:style-name="P23"><text:span text:style-name="T2">Goal:</text:span><text:span text:style-name="T3"> Gaining access to a system using exploits.</text:span></text:p>
        </text:list-item>
        <text:list-item>
          <text:p text:style-name="P23"><text:span text:style-name="T2">I. Core Concepts &amp; Theory:</text:span><text:span text:style-name="T3"> Buffer Overflows (Intro). Shells (Bind vs. Reverse). Staged vs. Non-staged payloads.</text:span></text:p>
        </text:list-item>
        <text:list-item>
          <text:p text:style-name="P23"><text:span text:style-name="T2">II. Tools &amp; Tech Stack:</text:span><text:span text:style-name="T3"> </text:span><text:span text:style-name="T2">Metasploit Framework</text:span><text:span text:style-name="T3">, </text:span><text:span text:style-name="T2">Netcat</text:span><text:span text:style-name="T3">, </text:span><text:span text:style-name="T2">Exploit-DB</text:span><text:span text:style-name="T3">, </text:span><text:span text:style-name="T2">Searchsploit</text:span><text:span text:style-name="T3">.</text:span></text:p>
        </text:list-item>
        <text:list-item>
          <text:p text:style-name="P23"><text:span text:style-name="T2">III. Skills Gained:</text:span><text:span text:style-name="T3"> Exploiting unpatched services. Generating payloads. Catching reverse shells.</text:span></text:p>
        </text:list-item>
      </text:list>
      <text:p text:style-name="P1"><text:span text:style-name="T2">23. Privilege Escalation (Linux/Windows)</text:span></text:p>
      <text:list xml:id="list64445836" text:style-name="WWNum9">
        <text:list-item>
          <text:p text:style-name="P24"><text:span text:style-name="T2">Goal:</text:span><text:span text:style-name="T3"> Moving from low-level user to Admin/Root.</text:span></text:p>
        </text:list-item>
        <text:list-item>
          <text:p text:style-name="P24"><text:span text:style-name="T2">I. Core Concepts &amp; Theory:</text:span><text:span text:style-name="T3"> Kernel Exploits. Sudo rights abuse. SUID binaries. Unquoted Service Paths. Token manipulation.</text:span></text:p>
        </text:list-item>
        <text:list-item>
          <text:p text:style-name="P24"><text:span text:style-name="T2">II. Tools &amp; Tech Stack:</text:span><text:span text:style-name="T3"> </text:span><text:span text:style-name="T2">LinPEAS</text:span><text:span text:style-name="T3">, </text:span><text:span text:style-name="T2">WinPEAS</text:span><text:span text:style-name="T3">, </text:span><text:span text:style-name="T2">GTFOBins</text:span><text:span text:style-name="T3">, </text:span><text:span text:style-name="T2">Mimikatz</text:span><text:span text:style-name="T3">.</text:span></text:p>
        </text:list-item>
        <text:list-item>
          <text:p text:style-name="P24"><text:span text:style-name="T2">III. Skills Gained:</text:span><text:span text:style-name="T3"> Enumerating local system weakness. Elevating privileges to gain full control.</text:span></text:p>
        </text:list-item>
      </text:list>
      <text:p text:style-name="P1"><text:span text:style-name="T2">24. Lateral Movement Techniques</text:span></text:p>
      <text:list xml:id="list3187211173" text:style-name="WWNum10">
        <text:list-item>
          <text:p text:style-name="P25"><text:span text:style-name="T2">Goal:</text:span><text:span text:style-name="T3"> Moving through a network after initial compromise.</text:span></text:p>
        </text:list-item>
        <text:list-item>
          <text:p text:style-name="P25"><text:span text:style-name="T2">I. Core Concepts &amp; Theory:</text:span><text:span text:style-name="T3"> Pivoting. Port Forwarding. Pass-the-Hash. SSH Tunneling. Living off the Land.</text:span></text:p>
        </text:list-item>
        <text:list-item>
          <text:p text:style-name="P25"><text:span text:style-name="T2">II. Tools &amp; Tech Stack:</text:span><text:span text:style-name="T3"> </text:span><text:span text:style-name="T2">Proxychains</text:span><text:span text:style-name="T3">, </text:span><text:span text:style-name="T2">PsExec</text:span><text:span text:style-name="T3">, </text:span><text:span text:style-name="T2">Impacket</text:span><text:span text:style-name="T3">, </text:span><text:span text:style-name="T2">Sshuttle</text:span><text:span text:style-name="T3">.</text:span></text:p>
        </text:list-item>
        <text:list-item>
          <text:p text:style-name="P25"><text:span text:style-name="T2">III. Skills Gained:</text:span><text:span text:style-name="T3"> Routing traffic through compromised hosts. Accessing internal subnets.</text:span></text:p>
        </text:list-item>
      </text:list>
      <text:p text:style-name="P1"><text:span text:style-name="T2">25. Active Directory Attacks</text:span></text:p>
      <text:list xml:id="list290473537" text:style-name="WWNum11">
        <text:list-item>
          <text:p text:style-name="P26"><text:soft-page-break/><text:span text:style-name="T2">Goal:</text:span><text:span text:style-name="T3"> Compromising Windows Enterprise Networks.</text:span></text:p>
        </text:list-item>
        <text:list-item>
          <text:p text:style-name="P26"><text:span text:style-name="T2">I. Core Concepts &amp; Theory:</text:span><text:span text:style-name="T3"> Domain Controllers. Kerberos Authentication. NTLM. Group Policy. Tickets (TGT/TGS).</text:span></text:p>
        </text:list-item>
        <text:list-item>
          <text:p text:style-name="P26"><text:span text:style-name="T2">II. Tools &amp; Tech Stack:</text:span><text:span text:style-name="T3"> </text:span><text:span text:style-name="T2">BloodHound</text:span><text:span text:style-name="T3">, </text:span><text:span text:style-name="T2">PowerView</text:span><text:span text:style-name="T3">, </text:span><text:span text:style-name="T2">Rubeus</text:span><text:span text:style-name="T3">, </text:span><text:span text:style-name="T2">Responder</text:span><text:span text:style-name="T3">.</text:span></text:p>
        </text:list-item>
        <text:list-item>
          <text:p text:style-name="P26"><text:span text:style-name="T2">III. Skills Gained:</text:span><text:span text:style-name="T3"> Mapping trust relationships. Kerberoasting. LLMNR Poisoning. Domain Admin compromise.</text:span></text:p>
        </text:list-item>
      </text:list>
      <text:p text:style-name="P1"><text:span text:style-name="T2">26. Social Engineering Tactics</text:span></text:p>
      <text:list xml:id="list1200304394" text:style-name="WWNum12">
        <text:list-item>
          <text:p text:style-name="P27"><text:span text:style-name="T2">Goal:</text:span><text:span text:style-name="T3"> Hacking the human element.</text:span></text:p>
        </text:list-item>
        <text:list-item>
          <text:p text:style-name="P27"><text:span text:style-name="T2">I. Core Concepts &amp; Theory:</text:span><text:span text:style-name="T3"> Phishing. Vishing. Pretexting. Influence principles (Urgency, Authority). Physical security breaches.</text:span></text:p>
        </text:list-item>
        <text:list-item>
          <text:p text:style-name="P27"><text:span text:style-name="T2">II. Tools &amp; Tech Stack:</text:span><text:span text:style-name="T3"> </text:span><text:span text:style-name="T2">GoPhish</text:span><text:span text:style-name="T3">, </text:span><text:span text:style-name="T2">Social Engineering Toolkit (SET)</text:span><text:span text:style-name="T3">, </text:span><text:span text:style-name="T2">SpoofCard</text:span><text:span text:style-name="T3">.</text:span></text:p>
        </text:list-item>
        <text:list-item>
          <text:p text:style-name="P27"><text:span text:style-name="T2">III. Skills Gained:</text:span><text:span text:style-name="T3"> Crafting convincing phishing campaigns. Cloning login pages. Awareness training.</text:span></text:p>
        </text:list-item>
      </text:list>
      <text:p text:style-name="P1"><text:span text:style-name="T2">27. Malware Analysis Fundamentals</text:span></text:p>
      <text:list xml:id="list2227720151" text:style-name="WWNum13">
        <text:list-item>
          <text:p text:style-name="P28"><text:span text:style-name="T2">Goal:</text:span><text:span text:style-name="T3"> Safely dissecting malicious software to understand its behavior.</text:span></text:p>
        </text:list-item>
        <text:list-item>
          <text:p text:style-name="P28"><text:span text:style-name="T2">I. Core Concepts &amp; Theory:</text:span><text:span text:style-name="T3"> Static vs. Dynamic Analysis. Sandboxing. Packing/Obfuscation. Ransomware behavior.</text:span></text:p>
        </text:list-item>
        <text:list-item>
          <text:p text:style-name="P28"><text:span text:style-name="T2">II. Tools &amp; Tech Stack:</text:span><text:span text:style-name="T3"> </text:span><text:span text:style-name="T2">Cuckoo Sandbox</text:span><text:span text:style-name="T3">, </text:span><text:span text:style-name="T2">VirusTotal</text:span><text:span text:style-name="T3">, </text:span><text:span text:style-name="T2">PEStudio</text:span><text:span text:style-name="T3">, </text:span><text:span text:style-name="T2">Ghidra</text:span><text:span text:style-name="T3"> (Basics).</text:span></text:p>
        </text:list-item>
        <text:list-item>
          <text:p text:style-name="P28"><text:span text:style-name="T2">III. Skills Gained:</text:span><text:span text:style-name="T3"> Identifying malicious signatures. Running malware in safe environments. Extracting C2 domains.</text:span></text:p>
        </text:list-item>
      </text:list>
      <text:p text:style-name="P1"><text:span text:style-name="T2">28. Indicators of Compromise (IoC) Discovery</text:span></text:p>
      <text:list xml:id="list2989874450" text:style-name="WWNum14">
        <text:list-item>
          <text:p text:style-name="P29"><text:span text:style-name="T2">Goal:</text:span><text:span text:style-name="T3"> Creating detection rules based on attack evidence.</text:span></text:p>
        </text:list-item>
        <text:list-item>
          <text:p text:style-name="P29"><text:span text:style-name="T2">I. Core Concepts &amp; Theory:</text:span><text:span text:style-name="T3"> The Pyramid of Pain. Types of IoCs (Hash, IP, Domain, TTPs). Pattern matching.</text:span></text:p>
        </text:list-item>
        <text:list-item>
          <text:p text:style-name="P29"><text:span text:style-name="T2">II. Tools &amp; Tech Stack:</text:span><text:span text:style-name="T3"> </text:span><text:span text:style-name="T2">YARA</text:span><text:span text:style-name="T3">, </text:span><text:span text:style-name="T2">Loki</text:span><text:span text:style-name="T3">, </text:span><text:span text:style-name="T2">IOC Editor</text:span><text:span text:style-name="T3">.</text:span></text:p>
        </text:list-item>
        <text:list-item>
          <text:p text:style-name="P29"><text:span text:style-name="T2">III. Skills Gained:</text:span><text:span text:style-name="T3"> Writing YARA rules. Scanning systems for specific threat signatures.</text:span></text:p>
        </text:list-item>
      </text:list>
      <text:p text:style-name="P94"><text:span text:style-name="T1">Category: DevSecOps &amp; Code</text:span></text:p>
      <text:p text:style-name="P1"><text:span text:style-name="T2">29. Python for Cybersecurity</text:span></text:p>
      <text:list xml:id="list3730323601" text:style-name="WWNum15">
        <text:list-item>
          <text:p text:style-name="P30"><text:soft-page-break/><text:span text:style-name="T2">Goal:</text:span><text:span text:style-name="T3"> Automating security tasks with custom code.</text:span></text:p>
        </text:list-item>
        <text:list-item>
          <text:p text:style-name="P30"><text:span text:style-name="T2">I. Core Concepts &amp; Theory:</text:span><text:span text:style-name="T3"> Syntax (Variables, Loops, Functions). Socket programming. HTTP Requests. Library usage.</text:span></text:p>
        </text:list-item>
        <text:list-item>
          <text:p text:style-name="P30"><text:span text:style-name="T2">II. Tools &amp; Tech Stack:</text:span><text:span text:style-name="T3"> </text:span><text:span text:style-name="T2">Python 3</text:span><text:span text:style-name="T3">, </text:span><text:span text:style-name="T2">Scapy</text:span><text:span text:style-name="T3">, </text:span><text:span text:style-name="T2">Requests</text:span><text:span text:style-name="T3">, </text:span><text:span text:style-name="T2">BeautifulSoup</text:span><text:span text:style-name="T3">.</text:span></text:p>
        </text:list-item>
        <text:list-item>
          <text:p text:style-name="P30"><text:span text:style-name="T2">III. Skills Gained:</text:span><text:span text:style-name="T3"> Writing port scanners. Automating web requests. Parsing log files programmatically.</text:span></text:p>
        </text:list-item>
      </text:list>
      <text:p text:style-name="P1"><text:span text:style-name="T2">30. Bash Scripting &amp; Linux Automation</text:span></text:p>
      <text:list xml:id="list584854443" text:style-name="WWNum16">
        <text:list-item>
          <text:p text:style-name="P31"><text:span text:style-name="T2">Goal:</text:span><text:span text:style-name="T3"> Leveraging the shell for speed and efficiency.</text:span></text:p>
        </text:list-item>
        <text:list-item>
          <text:p text:style-name="P31"><text:span text:style-name="T2">I. Core Concepts &amp; Theory:</text:span><text:span text:style-name="T3"> Shebang. Variables. Conditional Logic. Cron Jobs. Pipes and Redirection.</text:span></text:p>
        </text:list-item>
        <text:list-item>
          <text:p text:style-name="P31"><text:span text:style-name="T2">II. Tools &amp; Tech Stack:</text:span><text:span text:style-name="T3"> </text:span><text:span text:style-name="T2">Bash</text:span><text:span text:style-name="T3">, </text:span><text:span text:style-name="T2">Cron</text:span><text:span text:style-name="T3">, </text:span><text:span text:style-name="T2">Grep/Sed/Awk</text:span><text:span text:style-name="T3">.</text:span></text:p>
        </text:list-item>
        <text:list-item>
          <text:p text:style-name="P31"><text:span text:style-name="T2">III. Skills Gained:</text:span><text:span text:style-name="T3"> Writing wrapper scripts. Automating recon tasks. Scheduling system audits.</text:span></text:p>
        </text:list-item>
      </text:list>
      <text:p text:style-name="P1"><text:span text:style-name="T2">31. Secure Coding Practices</text:span></text:p>
      <text:list xml:id="list3015701939" text:style-name="WWNum17">
        <text:list-item>
          <text:p text:style-name="P32"><text:span text:style-name="T2">Goal:</text:span><text:span text:style-name="T3"> Writing code that is resistant to attack.</text:span></text:p>
        </text:list-item>
        <text:list-item>
          <text:p text:style-name="P32"><text:span text:style-name="T2">I. Core Concepts &amp; Theory:</text:span><text:span text:style-name="T3"> Input Validation. Output Encoding. Least Privilege. Error Handling. Parameterized Queries.</text:span></text:p>
        </text:list-item>
        <text:list-item>
          <text:p text:style-name="P32"><text:span text:style-name="T2">II. Tools &amp; Tech Stack:</text:span><text:span text:style-name="T3"> </text:span><text:span text:style-name="T2">OWASP Secure Coding Guidelines</text:span><text:span text:style-name="T3">, </text:span><text:span text:style-name="T2">SonarQube</text:span><text:span text:style-name="T3"> (Concepts).</text:span></text:p>
        </text:list-item>
        <text:list-item>
          <text:p text:style-name="P32"><text:span text:style-name="T2">III. Skills Gained:</text:span><text:span text:style-name="T3"> Fixing SQLi and XSS in code. Implementing secure authentication logic.</text:span></text:p>
        </text:list-item>
      </text:list>
      <text:p text:style-name="P1"><text:span text:style-name="T2">32. Code Review &amp; Static Analysis (SAST)</text:span></text:p>
      <text:list xml:id="list4229484343" text:style-name="WWNum19">
        <text:list-item>
          <text:p text:style-name="P33"><text:span text:style-name="T2">Goal:</text:span><text:span text:style-name="T3"> Finding bugs in code before it compiles.</text:span></text:p>
        </text:list-item>
        <text:list-item>
          <text:p text:style-name="P33"><text:span text:style-name="T2">I. Core Concepts &amp; Theory:</text:span><text:span text:style-name="T3"> SAST vs DAST. False Positive reduction. Secrets detection (Hardcoded keys).</text:span></text:p>
        </text:list-item>
        <text:list-item>
          <text:p text:style-name="P33"><text:span text:style-name="T2">II. Tools &amp; Tech Stack:</text:span><text:span text:style-name="T3"> </text:span><text:span text:style-name="T2">SonarQube</text:span><text:span text:style-name="T3">, </text:span><text:span text:style-name="T2">Snyk</text:span><text:span text:style-name="T3">, </text:span><text:span text:style-name="T2">Bandit</text:span><text:span text:style-name="T3">, </text:span><text:span text:style-name="T2">TruffleHog</text:span><text:span text:style-name="T3">.</text:span></text:p>
        </text:list-item>
        <text:list-item>
          <text:p text:style-name="P33"><text:span text:style-name="T2">III. Skills Gained:</text:span><text:span text:style-name="T3"> Auditing codebases. Configuring automated scanning rules. Identifying logic bombs.</text:span></text:p>
        </text:list-item>
      </text:list>
      <text:p text:style-name="P1"><text:span text:style-name="T2">33. Cloud Computing Fundamentals</text:span></text:p>
      <text:list xml:id="list2761442242" text:style-name="WWNum20">
        <text:list-item>
          <text:p text:style-name="P34"><text:span text:style-name="T2">Goal:</text:span><text:span text:style-name="T3"> Understanding the environment of modern infrastructure.</text:span></text:p>
        </text:list-item>
        <text:list-item>
          <text:p text:style-name="P34"><text:soft-page-break/><text:span text:style-name="T2">I. Core Concepts &amp; Theory:</text:span><text:span text:style-name="T3"> IaaS/PaaS/SaaS. Shared Responsibility Model. Regions &amp; Availability Zones. VPCs.</text:span></text:p>
        </text:list-item>
        <text:list-item>
          <text:p text:style-name="P34"><text:span text:style-name="T2">II. Tools &amp; Tech Stack:</text:span><text:span text:style-name="T3"> </text:span><text:span text:style-name="T2">AWS Console</text:span><text:span text:style-name="T3"> (Free Tier), </text:span><text:span text:style-name="T2">Azure Portal</text:span><text:span text:style-name="T3">.</text:span></text:p>
        </text:list-item>
        <text:list-item>
          <text:p text:style-name="P34"><text:span text:style-name="T2">III. Skills Gained:</text:span><text:span text:style-name="T3"> Navigating cloud dashboards. Understanding cloud billing and resource management.</text:span></text:p>
        </text:list-item>
      </text:list>
      <text:p text:style-name="P1"><text:span text:style-name="T2">34. Cloud Infrastructure Security (AWS/Azure)</text:span></text:p>
      <text:list xml:id="list228930735" text:style-name="WWNum21">
        <text:list-item>
          <text:p text:style-name="P35"><text:span text:style-name="T2">Goal:</text:span><text:span text:style-name="T3"> Hardening cloud environments against misconfiguration.</text:span></text:p>
        </text:list-item>
        <text:list-item>
          <text:p text:style-name="P35"><text:span text:style-name="T2">I. Core Concepts &amp; Theory:</text:span><text:span text:style-name="T3"> IAM Roles &amp; Policies. Security Groups. S3 Bucket permissions. Cloud Logging (CloudTrail).</text:span></text:p>
        </text:list-item>
        <text:list-item>
          <text:p text:style-name="P35"><text:span text:style-name="T2">II. Tools &amp; Tech Stack:</text:span><text:span text:style-name="T3"> </text:span><text:span text:style-name="T2">AWS IAM</text:span><text:span text:style-name="T3">, </text:span><text:span text:style-name="T2">AWS Inspector</text:span><text:span text:style-name="T3">, </text:span><text:span text:style-name="T2">ScoutSuite</text:span><text:span text:style-name="T3">, </text:span><text:span text:style-name="T2">Prowler</text:span><text:span text:style-name="T3">.</text:span></text:p>
        </text:list-item>
        <text:list-item>
          <text:p text:style-name="P35"><text:span text:style-name="T2">III. Skills Gained:</text:span><text:span text:style-name="T3"> Auditing cloud accounts. Locking down public storage. Managing cloud identities.</text:span></text:p>
        </text:list-item>
      </text:list>
      <text:p text:style-name="P1"><text:span text:style-name="T2">35. Container Security (Docker)</text:span></text:p>
      <text:list xml:id="list1542386144" text:style-name="WWNum22">
        <text:list-item>
          <text:p text:style-name="P36"><text:span text:style-name="T2">Goal:</text:span><text:span text:style-name="T3"> Securing microservices and containerized apps.</text:span></text:p>
        </text:list-item>
        <text:list-item>
          <text:p text:style-name="P36"><text:span text:style-name="T2">I. Core Concepts &amp; Theory:</text:span><text:span text:style-name="T3"> Container Isolation. Dockerfile security best practices. Distroless images. Registry trust.</text:span></text:p>
        </text:list-item>
        <text:list-item>
          <text:p text:style-name="P36"><text:span text:style-name="T2">II. Tools &amp; Tech Stack:</text:span><text:span text:style-name="T3"> </text:span><text:span text:style-name="T2">Docker</text:span><text:span text:style-name="T3">, </text:span><text:span text:style-name="T2">Docker Bench</text:span><text:span text:style-name="T3">, </text:span><text:span text:style-name="T2">Trivy</text:span><text:span text:style-name="T3">, </text:span><text:span text:style-name="T2">Clair</text:span><text:span text:style-name="T3">.</text:span></text:p>
        </text:list-item>
        <text:list-item>
          <text:p text:style-name="P36"><text:span text:style-name="T2">III. Skills Gained:</text:span><text:span text:style-name="T3"> Scanning images for vulnerabilities. Writing secure Dockerfiles. Limiting container privileges.</text:span></text:p>
        </text:list-item>
      </text:list>
      <text:p text:style-name="P1"><text:span text:style-name="T2">36. Kubernetes Security &amp; Orchestration</text:span></text:p>
      <text:list xml:id="list2456364560" text:style-name="WWNum23">
        <text:list-item>
          <text:p text:style-name="P37"><text:span text:style-name="T2">Goal:</text:span><text:span text:style-name="T3"> Securing container orchestration at scale.</text:span></text:p>
        </text:list-item>
        <text:list-item>
          <text:p text:style-name="P37"><text:span text:style-name="T2">I. Core Concepts &amp; Theory:</text:span><text:span text:style-name="T3"> Pod Security. RBAC in K8s. Network Policies. Secrets Management. API Server security.</text:span></text:p>
        </text:list-item>
        <text:list-item>
          <text:p text:style-name="P37"><text:span text:style-name="T2">II. Tools &amp; Tech Stack:</text:span><text:span text:style-name="T3"> </text:span><text:span text:style-name="T2">Kubernetes (Minikube)</text:span><text:span text:style-name="T3">, </text:span><text:span text:style-name="T2">Kube-hunter</text:span><text:span text:style-name="T3">, </text:span><text:span text:style-name="T2">OPA (Open Policy Agent)</text:span><text:span text:style-name="T3">.</text:span></text:p>
        </text:list-item>
        <text:list-item>
          <text:p text:style-name="P37"><text:span text:style-name="T2">III. Skills Gained:</text:span><text:span text:style-name="T3"> Auditing K8s clusters. Implementing network segmentation between pods.</text:span></text:p>
        </text:list-item>
      </text:list>
      <text:p text:style-name="P1"><text:span text:style-name="T2">37. CI/CD Pipeline Security</text:span></text:p>
      <text:list xml:id="list1448474934" text:style-name="WWNum24">
        <text:list-item>
          <text:p text:style-name="P38"><text:span text:style-name="T2">Goal:</text:span><text:span text:style-name="T3"> Integrating security into the DevOps lifecycle (Shift Left).</text:span></text:p>
        </text:list-item>
        <text:list-item>
          <text:p text:style-name="P38"><text:span text:style-name="T2">I. Core Concepts &amp; Theory:</text:span><text:span text:style-name="T3"> The DevOps Loop. Automated Security Gates. Supply Chain Security. Artifact integrity.</text:span></text:p>
        </text:list-item>
        <text:list-item>
          <text:p text:style-name="P38"><text:soft-page-break/><text:span text:style-name="T2">II. Tools &amp; Tech Stack:</text:span><text:span text:style-name="T3"> </text:span><text:span text:style-name="T2">Jenkins</text:span><text:span text:style-name="T3">, </text:span><text:span text:style-name="T2">GitLab CI</text:span><text:span text:style-name="T3">, </text:span><text:span text:style-name="T2">OWASP Dependency Check</text:span><text:span text:style-name="T3">.</text:span></text:p>
        </text:list-item>
        <text:list-item>
          <text:p text:style-name="P38"><text:span text:style-name="T2">III. Skills Gained:</text:span><text:span text:style-name="T3"> Building secure pipelines. Automating vulnerability scans on commit.</text:span></text:p>
        </text:list-item>
      </text:list>
      <text:p text:style-name="P1"><text:span text:style-name="T2">38. API Security Testing</text:span></text:p>
      <text:list xml:id="list329353966" text:style-name="WWNum25">
        <text:list-item>
          <text:p text:style-name="P39"><text:span text:style-name="T2">Goal:</text:span><text:span text:style-name="T3"> Securing the connective tissue of modern apps.</text:span></text:p>
        </text:list-item>
        <text:list-item>
          <text:p text:style-name="P39"><text:span text:style-name="T2">I. Core Concepts &amp; Theory:</text:span><text:span text:style-name="T3"> REST vs GraphQL. OWASP API Top 10. BOLA/IDOR. Rate Limiting. JWT Attacks.</text:span></text:p>
        </text:list-item>
        <text:list-item>
          <text:p text:style-name="P39"><text:span text:style-name="T2">II. Tools &amp; Tech Stack:</text:span><text:span text:style-name="T3"> </text:span><text:span text:style-name="T2">Postman</text:span><text:span text:style-name="T3">, </text:span><text:span text:style-name="T2">Burp Suite</text:span><text:span text:style-name="T3">, </text:span><text:span text:style-name="T2">KiteRunner</text:span><text:span text:style-name="T3">.</text:span></text:p>
        </text:list-item>
        <text:list-item>
          <text:p text:style-name="P39"><text:span text:style-name="T2">III. Skills Gained:</text:span><text:span text:style-name="T3"> Testing API endpoints. Manipulating JSON tokens. Identifying logic flaws in APIs.</text:span></text:p>
        </text:list-item>
      </text:list>
      <text:p text:style-name="P94"><text:span text:style-name="T1">Category: GRC &amp; Strategy</text:span></text:p>
      <text:p text:style-name="P1"><text:span text:style-name="T2">39. ISO 27001 Standards &amp; Implementation</text:span></text:p>
      <text:list xml:id="list1790003246" text:style-name="WWNum26">
        <text:list-item>
          <text:p text:style-name="P40"><text:span text:style-name="T2">Goal:</text:span><text:span text:style-name="T3"> Understanding the global gold standard for InfoSec.</text:span></text:p>
        </text:list-item>
        <text:list-item>
          <text:p text:style-name="P40"><text:span text:style-name="T2">I. Core Concepts &amp; Theory:</text:span><text:span text:style-name="T3"> ISMS (Information Security Management System). PDCA Cycle. Annex A Controls. Policy writing.</text:span></text:p>
        </text:list-item>
        <text:list-item>
          <text:p text:style-name="P40"><text:span text:style-name="T2">II. Tools &amp; Tech Stack:</text:span><text:span text:style-name="T3"> </text:span><text:span text:style-name="T2">Documentation Templates</text:span><text:span text:style-name="T3">, </text:span><text:span text:style-name="T2">Compliance Tools</text:span><text:span text:style-name="T3">.</text:span></text:p>
        </text:list-item>
        <text:list-item>
          <text:p text:style-name="P40"><text:span text:style-name="T2">III. Skills Gained:</text:span><text:span text:style-name="T3"> Drafting security policies. Preparing for external certification audits.</text:span></text:p>
        </text:list-item>
      </text:list>
      <text:p text:style-name="P1"><text:span text:style-name="T2">40. NIST Cybersecurity Framework</text:span></text:p>
      <text:list xml:id="list3434149770" text:style-name="WWNum27">
        <text:list-item>
          <text:p text:style-name="P41"><text:span text:style-name="T2">Goal:</text:span><text:span text:style-name="T3"> Adopting the US standard for critical infrastructure protection.</text:span></text:p>
        </text:list-item>
        <text:list-item>
          <text:p text:style-name="P41"><text:span text:style-name="T2">I. Core Concepts &amp; Theory:</text:span><text:span text:style-name="T3"> The 5 Functions (Identify, Protect, Detect, Respond, Recover). NIST SP 800-53. Tier levels.</text:span></text:p>
        </text:list-item>
        <text:list-item>
          <text:p text:style-name="P41"><text:span text:style-name="T2">II. Tools &amp; Tech Stack:</text:span><text:span text:style-name="T3"> </text:span><text:span text:style-name="T2">NIST CSF Excel Tool</text:span><text:span text:style-name="T3">, </text:span><text:span text:style-name="T2">DHS CSET</text:span><text:span text:style-name="T3">.</text:span></text:p>
        </text:list-item>
        <text:list-item>
          <text:p text:style-name="P41"><text:span text:style-name="T2">III. Skills Gained:</text:span><text:span text:style-name="T3"> Mapping controls to risks. Performing a gap analysis against NIST.</text:span></text:p>
        </text:list-item>
      </text:list>
      <text:p text:style-name="P1"><text:span text:style-name="T2">41. Risk Management Strategies</text:span></text:p>
      <text:list xml:id="list4110056690" text:style-name="WWNum28">
        <text:list-item>
          <text:p text:style-name="P42"><text:span text:style-name="T2">Goal:</text:span><text:span text:style-name="T3"> Quantifying uncertainty and loss.</text:span></text:p>
        </text:list-item>
        <text:list-item>
          <text:p text:style-name="P42"><text:span text:style-name="T2">I. Core Concepts &amp; Theory:</text:span><text:span text:style-name="T3"> Risk Appetite vs. Tolerance. Qualitative vs. Quantitative Analysis. SLE/ALE. Risk Registers.</text:span></text:p>
        </text:list-item>
        <text:list-item>
          <text:p text:style-name="P42"><text:soft-page-break/><text:span text:style-name="T2">II. Tools &amp; Tech Stack:</text:span><text:span text:style-name="T3"> </text:span><text:span text:style-name="T2">Risk Heat Maps</text:span><text:span text:style-name="T3">, </text:span><text:span text:style-name="T2">Excel</text:span><text:span text:style-name="T3">.</text:span></text:p>
        </text:list-item>
        <text:list-item>
          <text:p text:style-name="P42"><text:span text:style-name="T2">III. Skills Gained:</text:span><text:span text:style-name="T3"> Calculating financial risk. Prioritizing security investments based on ROI.</text:span></text:p>
        </text:list-item>
      </text:list>
      <text:p text:style-name="P1"><text:span text:style-name="T2">42. Compliance Frameworks (GDPR/HIPAA/PCI-DSS)</text:span></text:p>
      <text:list xml:id="list4068419709" text:style-name="WWNum29">
        <text:list-item>
          <text:p text:style-name="P43"><text:span text:style-name="T2">Goal:</text:span><text:span text:style-name="T3"> Navigating the legal landscape of data protection.</text:span></text:p>
        </text:list-item>
        <text:list-item>
          <text:p text:style-name="P43"><text:span text:style-name="T2">I. Core Concepts &amp; Theory:</text:span><text:span text:style-name="T3"> Data Sovereignty. PII &amp; PHI. Merchant Levels (PCI). Data Subject Rights.</text:span></text:p>
        </text:list-item>
        <text:list-item>
          <text:p text:style-name="P43"><text:span text:style-name="T2">II. Tools &amp; Tech Stack:</text:span><text:span text:style-name="T3"> </text:span><text:span text:style-name="T2">OneTrust</text:span><text:span text:style-name="T3"> (Concepts), </text:span><text:span text:style-name="T2">Audit Checklists</text:span><text:span text:style-name="T3">.</text:span></text:p>
        </text:list-item>
        <text:list-item>
          <text:p text:style-name="P43"><text:span text:style-name="T2">III. Skills Gained:</text:span><text:span text:style-name="T3"> Identifying regulated data. Ensuring systems meet legal privacy standards.</text:span></text:p>
        </text:list-item>
      </text:list>
      <text:p text:style-name="P1"><text:span text:style-name="T2">43. Internal Auditing Procedures</text:span></text:p>
      <text:list xml:id="list2963239564" text:style-name="WWNum30">
        <text:list-item>
          <text:p text:style-name="P44"><text:span text:style-name="T2">Goal:</text:span><text:span text:style-name="T3"> Verifying that controls are actually working.</text:span></text:p>
        </text:list-item>
        <text:list-item>
          <text:p text:style-name="P44"><text:span text:style-name="T2">I. Core Concepts &amp; Theory:</text:span><text:span text:style-name="T3"> Audit Scope. Evidence Collection. Sampling. Reporting findings. Independence.</text:span></text:p>
        </text:list-item>
        <text:list-item>
          <text:p text:style-name="P44"><text:span text:style-name="T2">II. Tools &amp; Tech Stack:</text:span><text:span text:style-name="T3"> </text:span><text:span text:style-name="T2">AuditScripts</text:span><text:span text:style-name="T3">, </text:span><text:span text:style-name="T2">Evidence Repositories</text:span><text:span text:style-name="T3">.</text:span></text:p>
        </text:list-item>
        <text:list-item>
          <text:p text:style-name="P44"><text:span text:style-name="T2">III. Skills Gained:</text:span><text:span text:style-name="T3"> Conducting stakeholder interviews. verifying technical controls. Writing audit reports.</text:span></text:p>
        </text:list-item>
      </text:list>
      <text:p text:style-name="P1"><text:span text:style-name="T2">44. Third-Party Risk Management (TPRM)</text:span></text:p>
      <text:list xml:id="list987932449" text:style-name="WWNum31">
        <text:list-item>
          <text:p text:style-name="P45"><text:span text:style-name="T2">Goal:</text:span><text:span text:style-name="T3"> Managing the risk of vendors and supply chains.</text:span></text:p>
        </text:list-item>
        <text:list-item>
          <text:p text:style-name="P45"><text:span text:style-name="T2">I. Core Concepts &amp; Theory:</text:span><text:span text:style-name="T3"> Vendor Due Diligence. SIG/CAIQ Questionnaires. SLAs. Right to Audit clauses.</text:span></text:p>
        </text:list-item>
        <text:list-item>
          <text:p text:style-name="P45"><text:span text:style-name="T2">II. Tools &amp; Tech Stack:</text:span><text:span text:style-name="T3"> </text:span><text:span text:style-name="T2">Vendor Assessment Templates</text:span><text:span text:style-name="T3">.</text:span></text:p>
        </text:list-item>
        <text:list-item>
          <text:p text:style-name="P45"><text:span text:style-name="T2">III. Skills Gained:</text:span><text:span text:style-name="T3"> Evaluating vendor security posture. Negotiating security clauses in contracts.</text:span></text:p>
        </text:list-item>
      </text:list>
      <text:p text:style-name="P1"><text:span text:style-name="T2">45. Cyber Warfare Tactics</text:span></text:p>
      <text:list xml:id="list3203503914" text:style-name="WWNum32">
        <text:list-item>
          <text:p text:style-name="P46"><text:span text:style-name="T2">Goal:</text:span><text:span text:style-name="T3"> Understanding the strategic landscape of nation-state conflict.</text:span></text:p>
        </text:list-item>
        <text:list-item>
          <text:p text:style-name="P46"><text:span text:style-name="T2">I. Core Concepts &amp; Theory:</text:span><text:span text:style-name="T3"> APTs (Advanced Persistent Threats). Critical Infrastructure targets. Disinformation. Cyber Espionage.</text:span></text:p>
        </text:list-item>
        <text:list-item>
          <text:p text:style-name="P46"><text:span text:style-name="T2">II. Tools &amp; Tech Stack:</text:span><text:span text:style-name="T3"> </text:span><text:span text:style-name="T2">MITRE ATT&amp;CK Framework</text:span><text:span text:style-name="T3">.</text:span></text:p>
        </text:list-item>
        <text:list-item>
          <text:p text:style-name="P46"><text:soft-page-break/><text:span text:style-name="T2">III. Skills Gained:</text:span><text:span text:style-name="T3"> Profiling nation-state actors. Understanding strategic cyber capabilities.</text:span></text:p>
        </text:list-item>
      </text:list>
      <text:p text:style-name="P1"><text:span text:style-name="T2">46. Geopolitical Risk Analysis</text:span></text:p>
      <text:list xml:id="list2301205977" text:style-name="WWNum33">
        <text:list-item>
          <text:p text:style-name="P47"><text:span text:style-name="T2">Goal:</text:span><text:span text:style-name="T3"> analyzing how global events impact cyber threat levels.</text:span></text:p>
        </text:list-item>
        <text:list-item>
          <text:p text:style-name="P47"><text:span text:style-name="T2">I. Core Concepts &amp; Theory:</text:span><text:span text:style-name="T3"> Regional threat actors (Russia, China, etc.). Attribution problems. Sanctions and cyber response.</text:span></text:p>
        </text:list-item>
        <text:list-item>
          <text:p text:style-name="P47"><text:span text:style-name="T2">II. Tools &amp; Tech Stack:</text:span><text:span text:style-name="T3"> </text:span><text:span text:style-name="T2">Feedly</text:span><text:span text:style-name="T3"> (Intel Aggregation), </text:span><text:span text:style-name="T2">Recorded Future</text:span><text:span text:style-name="T3"> (Concepts).</text:span></text:p>
        </text:list-item>
        <text:list-item>
          <text:p text:style-name="P47"><text:span text:style-name="T2">III. Skills Gained:</text:span><text:span text:style-name="T3"> Producing strategic threat briefings. Anticipating attacks based on world news.</text:span></text:p>
        </text:list-item>
      </text:list>
      <text:p text:style-name="P94"><text:span text:style-name="T1">Category: Future Tech &amp; AI</text:span></text:p>
      <text:p text:style-name="P1"><text:span text:style-name="T2">47. AI for Defense (SOC Automation)</text:span></text:p>
      <text:list xml:id="list1336419977" text:style-name="WWNum34">
        <text:list-item>
          <text:p text:style-name="P48"><text:span text:style-name="T2">Goal:</text:span><text:span text:style-name="T3"> Leveraging AI to fight scale with scale.</text:span></text:p>
        </text:list-item>
        <text:list-item>
          <text:p text:style-name="P48"><text:span text:style-name="T2">I. Core Concepts &amp; Theory:</text:span><text:span text:style-name="T3"> Anomaly Detection. UEBA (User Entity Behavior Analytics). Supervised vs. Unsupervised Learning.</text:span></text:p>
        </text:list-item>
        <text:list-item>
          <text:p text:style-name="P48"><text:span text:style-name="T2">II. Tools &amp; Tech Stack:</text:span><text:span text:style-name="T3"> </text:span><text:span text:style-name="T2">Darktrace</text:span><text:span text:style-name="T3"> (Concepts), </text:span><text:span text:style-name="T2">Splunk ML Toolkit</text:span><text:span text:style-name="T3">.</text:span></text:p>
        </text:list-item>
        <text:list-item>
          <text:p text:style-name="P48"><text:span text:style-name="T2">III. Skills Gained:</text:span><text:span text:style-name="T3"> Configuring AI-driven alerts. Reducing false positives using ML.</text:span></text:p>
        </text:list-item>
      </text:list>
      <text:p text:style-name="P1"><text:span text:style-name="T2">48. Adversarial AI (Attacking Models)</text:span></text:p>
      <text:list xml:id="list1516475971" text:style-name="WWNum36">
        <text:list-item>
          <text:p text:style-name="P49"><text:span text:style-name="T2">Goal:</text:span><text:span text:style-name="T3"> Understanding how to trick Artificial Intelligence.</text:span></text:p>
        </text:list-item>
        <text:list-item>
          <text:p text:style-name="P49"><text:span text:style-name="T2">I. Core Concepts &amp; Theory:</text:span><text:span text:style-name="T3"> Data Poisoning. Model Inversion. Evasion Attacks. Black Box vs White Box attacks.</text:span></text:p>
        </text:list-item>
        <text:list-item>
          <text:p text:style-name="P49"><text:span text:style-name="T2">II. Tools &amp; Tech Stack:</text:span><text:span text:style-name="T3"> </text:span><text:span text:style-name="T2">Adversarial Robustness Toolbox (ART)</text:span><text:span text:style-name="T3">, </text:span><text:span text:style-name="T2">Counterfit</text:span><text:span text:style-name="T3">.</text:span></text:p>
        </text:list-item>
        <text:list-item>
          <text:p text:style-name="P49"><text:span text:style-name="T2">III. Skills Gained:</text:span><text:span text:style-name="T3"> Testing AI models for robustness. Understanding model vulnerabilities.</text:span></text:p>
        </text:list-item>
      </text:list>
      <text:p text:style-name="P1"><text:span text:style-name="T2">49. LLM Security (Prompt Injection Defense)</text:span></text:p>
      <text:list xml:id="list3119707569" text:style-name="WWNum37">
        <text:list-item>
          <text:p text:style-name="P50"><text:span text:style-name="T2">Goal:</text:span><text:span text:style-name="T3"> Securing the new wave of Generative AI applications.</text:span></text:p>
        </text:list-item>
        <text:list-item>
          <text:p text:style-name="P50"><text:span text:style-name="T2">I. Core Concepts &amp; Theory:</text:span><text:span text:style-name="T3"> Prompt Injection (Jailbreaking). Data Leakage. OWASP Top 10 for LLMs.</text:span></text:p>
        </text:list-item>
        <text:list-item>
          <text:p text:style-name="P50"><text:span text:style-name="T2">II. Tools &amp; Tech Stack:</text:span><text:span text:style-name="T3"> </text:span><text:span text:style-name="T2">Garak</text:span><text:span text:style-name="T3">, </text:span><text:span text:style-name="T2">LangChain Security</text:span><text:span text:style-name="T3">.</text:span></text:p>
        </text:list-item>
        <text:list-item>
          <text:p text:style-name="P50"><text:soft-page-break/><text:span text:style-name="T2">III. Skills Gained:</text:span><text:span text:style-name="T3"> Auditing LLM prompts. Preventing sensitive data exfiltration via AI.</text:span></text:p>
        </text:list-item>
      </text:list>
      <text:p text:style-name="P1"><text:span text:style-name="T2">50. Quantum Cryptography Basics (Bonus)</text:span></text:p>
      <text:list xml:id="list255019482" text:style-name="WWNum38">
        <text:list-item>
          <text:p text:style-name="P51"><text:span text:style-name="T2">Goal:</text:span><text:span text:style-name="T3"> Preparing for the "Q-Day" apocalypse.</text:span></text:p>
        </text:list-item>
        <text:list-item>
          <text:p text:style-name="P51"><text:span text:style-name="T2">I. Core Concepts &amp; Theory:</text:span><text:span text:style-name="T3"> Qubits. Shor’s Algorithm. Post-Quantum Cryptography (PQC). QKD.</text:span></text:p>
        </text:list-item>
        <text:list-item>
          <text:p text:style-name="P51"><text:span text:style-name="T2">II. Tools &amp; Tech Stack:</text:span><text:span text:style-name="T3"> </text:span><text:span text:style-name="T2">Qiskit</text:span><text:span text:style-name="T3"> (IBM), </text:span><text:span text:style-name="T2">OpenQuantumSafe</text:span><text:span text:style-name="T3">.</text:span></text:p>
        </text:list-item>
        <text:list-item>
          <text:p text:style-name="P51"><text:span text:style-name="T2">III. Skills Gained:</text:span><text:span text:style-name="T3"> Understanding the threat to RSA/ECC. Identifying crypto-agility needs.</text:span></text:p>
        </text:list-item>
      </text:list>
      <text:p text:style-name="P1"><text:span text:style-name="T2">51. Blockchain Security (Bonus)</text:span></text:p>
      <text:list xml:id="list2749409076" text:style-name="WWNum39">
        <text:list-item>
          <text:p text:style-name="P52"><text:span text:style-name="T2">Goal:</text:span><text:span text:style-name="T3"> Securing Web3 and distributed ledgers.</text:span></text:p>
        </text:list-item>
        <text:list-item>
          <text:p text:style-name="P52"><text:span text:style-name="T2">I. Core Concepts &amp; Theory:</text:span><text:span text:style-name="T3"> Consensus (PoW/PoS). 51% Attacks. Private Keys/Wallets.</text:span></text:p>
        </text:list-item>
        <text:list-item>
          <text:p text:style-name="P52"><text:span text:style-name="T2">II. Tools &amp; Tech Stack:</text:span><text:span text:style-name="T3"> </text:span><text:span text:style-name="T2">MetaMask</text:span><text:span text:style-name="T3">, </text:span><text:span text:style-name="T2">Etherscan</text:span><text:span text:style-name="T3">, </text:span><text:span text:style-name="T2">Geth</text:span><text:span text:style-name="T3">.</text:span></text:p>
        </text:list-item>
        <text:list-item>
          <text:p text:style-name="P52"><text:span text:style-name="T2">III. Skills Gained:</text:span><text:span text:style-name="T3"> analyzing blockchain transactions. Securing digital wallets.</text:span></text:p>
        </text:list-item>
      </text:list>
      <text:p text:style-name="P1"><text:span text:style-name="T2">52. Smart Contract Auditing (Bonus)</text:span></text:p>
      <text:list xml:id="list1046077882" text:style-name="WWNum40">
        <text:list-item>
          <text:p text:style-name="P53"><text:span text:style-name="T2">Goal:</text:span><text:span text:style-name="T3"> Finding money-losing bugs in decentralized code.</text:span></text:p>
        </text:list-item>
        <text:list-item>
          <text:p text:style-name="P53"><text:span text:style-name="T2">I. Core Concepts &amp; Theory:</text:span><text:span text:style-name="T3"> Reentrancy Attacks. Integer Overflows. Flash Loans. Gas Optimization.</text:span></text:p>
        </text:list-item>
        <text:list-item>
          <text:p text:style-name="P53"><text:span text:style-name="T2">II. Tools &amp; Tech Stack:</text:span><text:span text:style-name="T3"> </text:span><text:span text:style-name="T2">Remix IDE</text:span><text:span text:style-name="T3">, </text:span><text:span text:style-name="T2">Slither</text:span><text:span text:style-name="T3">, </text:span><text:span text:style-name="T2">MythX</text:span><text:span text:style-name="T3">.</text:span></text:p>
        </text:list-item>
        <text:list-item>
          <text:p text:style-name="P53"><text:span text:style-name="T2">III. Skills Gained:</text:span><text:span text:style-name="T3"> Auditing Solidity code. Identifying logic flaws in contracts.</text:span></text:p>
        </text:list-item>
      </text:list>
      <text:p text:style-name="P1"><text:span text:style-name="T2">53. IoT Security Fundamentals (Bonus)</text:span></text:p>
      <text:list xml:id="list73585752" text:style-name="WWNum41">
        <text:list-item>
          <text:p text:style-name="P54"><text:span text:style-name="T2">Goal:</text:span><text:span text:style-name="T3"> Securing the Internet of Things.</text:span></text:p>
        </text:list-item>
        <text:list-item>
          <text:p text:style-name="P54"><text:span text:style-name="T2">I. Core Concepts &amp; Theory:</text:span><text:span text:style-name="T3"> Edge Computing. MQTT/CoAP. Firmware security. Botnets (Mirai).</text:span></text:p>
        </text:list-item>
        <text:list-item>
          <text:p text:style-name="P54"><text:span text:style-name="T2">II. Tools &amp; Tech Stack:</text:span><text:span text:style-name="T3"> </text:span><text:span text:style-name="T2">Binwalk</text:span><text:span text:style-name="T3">, </text:span><text:span text:style-name="T2">Shodan</text:span><text:span text:style-name="T3">, </text:span><text:span text:style-name="T2">Wireshark</text:span><text:span text:style-name="T3">.</text:span></text:p>
        </text:list-item>
        <text:list-item>
          <text:p text:style-name="P54"><text:span text:style-name="T2">III. Skills Gained:</text:span><text:span text:style-name="T3"> Extracting firmware. analyzing IoT network traffic.</text:span></text:p>
        </text:list-item>
      </text:list>
      <text:p text:style-name="P1"><text:soft-page-break/><text:span text:style-name="T2">54. OT &amp; SCADA Security (Bonus)</text:span></text:p>
      <text:list xml:id="list300151365" text:style-name="WWNum42">
        <text:list-item>
          <text:p text:style-name="P55"><text:span text:style-name="T2">Goal:</text:span><text:span text:style-name="T3"> Protecting industrial control systems.</text:span></text:p>
        </text:list-item>
        <text:list-item>
          <text:p text:style-name="P55"><text:span text:style-name="T2">I. Core Concepts &amp; Theory:</text:span><text:span text:style-name="T3"> Purdue Model. PLCs &amp; HMIs. Air Gapping. Modbus/DNP3.</text:span></text:p>
        </text:list-item>
        <text:list-item>
          <text:p text:style-name="P55"><text:span text:style-name="T2">II. Tools &amp; Tech Stack:</text:span><text:span text:style-name="T3"> </text:span><text:span text:style-name="T2">ScadaBR</text:span><text:span text:style-name="T3">, </text:span><text:span text:style-name="T2">GRFICS</text:span><text:span text:style-name="T3">.</text:span></text:p>
        </text:list-item>
        <text:list-item>
          <text:p text:style-name="P55"><text:span text:style-name="T2">III. Skills Gained:</text:span><text:span text:style-name="T3"> Understanding industrial protocols. Recognizing safety system risks.</text:span></text:p>
        </text:list-item>
      </text:list>
      <text:p text:style-name="P92"><text:span text:style-name="T1">Part 2: Soft Skill Modules (1–36)</text:span></text:p>
      <text:p text:style-name="P94"><text:span text:style-name="T1">Category: Career &amp; Branding</text:span></text:p>
      <text:p text:style-name="P1"><text:span text:style-name="T2">1. Resume Building &amp; Optimization</text:span></text:p>
      <text:list xml:id="list3890175207" text:style-name="WWNum43">
        <text:list-item>
          <text:p text:style-name="P56"><text:span text:style-name="T2">Goal:</text:span><text:span text:style-name="T3"> Creating a CV that passes the robots (ATS) and impresses humans.</text:span></text:p>
        </text:list-item>
        <text:list-item>
          <text:p text:style-name="P56"><text:span text:style-name="T2">I. Core Concepts &amp; Theory:</text:span><text:span text:style-name="T3"> ATS Logic. Keyword optimization. Action Verbs. Result-oriented bullets.</text:span></text:p>
        </text:list-item>
        <text:list-item>
          <text:p text:style-name="P56"><text:span text:style-name="T2">II. Tools &amp; Tech Stack:</text:span><text:span text:style-name="T3"> </text:span><text:span text:style-name="T2">Canva</text:span><text:span text:style-name="T3">, </text:span><text:span text:style-name="T2">Jobscan</text:span><text:span text:style-name="T3">, </text:span><text:span text:style-name="T2">LaTeX</text:span><text:span text:style-name="T3">.</text:span></text:p>
        </text:list-item>
        <text:list-item>
          <text:p text:style-name="P56"><text:span text:style-name="T2">III. Skills Gained:</text:span><text:span text:style-name="T3"> Writing an ATS-compliant resume. Structuring technical experience effectively.</text:span></text:p>
        </text:list-item>
      </text:list>
      <text:p text:style-name="P1"><text:span text:style-name="T2">2. Interview Preparation &amp; Mock Sessions</text:span></text:p>
      <text:list xml:id="list2624719206" text:style-name="WWNum44">
        <text:list-item>
          <text:p text:style-name="P57"><text:span text:style-name="T2">Goal:</text:span><text:span text:style-name="T3"> Mastering the art of the interview.</text:span></text:p>
        </text:list-item>
        <text:list-item>
          <text:p text:style-name="P57"><text:span text:style-name="T2">I. Core Concepts &amp; Theory:</text:span><text:span text:style-name="T3"> STAR Method (Behavioral). Whiteboard coding logic. Salary negotiation basics.</text:span></text:p>
        </text:list-item>
        <text:list-item>
          <text:p text:style-name="P57"><text:span text:style-name="T2">II. Tools &amp; Tech Stack:</text:span><text:span text:style-name="T3"> </text:span><text:span text:style-name="T2">Pramp</text:span><text:span text:style-name="T3">, </text:span><text:span text:style-name="T2">Glassdoor</text:span><text:span text:style-name="T3">, </text:span><text:span text:style-name="T2">Voice Recorder</text:span><text:span text:style-name="T3">.</text:span></text:p>
        </text:list-item>
        <text:list-item>
          <text:p text:style-name="P57"><text:span text:style-name="T2">III. Skills Gained:</text:span><text:span text:style-name="T3"> Answering "Tell me about yourself" confidently. Handling technical grilling.</text:span></text:p>
        </text:list-item>
      </text:list>
      <text:p text:style-name="P1"><text:span text:style-name="T2">3. Personal Branding Strategy</text:span></text:p>
      <text:list xml:id="list1623621556" text:style-name="WWNum45">
        <text:list-item>
          <text:p text:style-name="P58"><text:span text:style-name="T2">Goal:</text:span><text:span text:style-name="T3"> Establishing a professional reputation in the industry.</text:span></text:p>
        </text:list-item>
        <text:list-item>
          <text:p text:style-name="P58"><text:span text:style-name="T2">I. Core Concepts &amp; Theory:</text:span><text:span text:style-name="T3"> Niche definition. Content strategy. Authority building. Consistency.</text:span></text:p>
        </text:list-item>
        <text:list-item>
          <text:p text:style-name="P58"><text:span text:style-name="T2">II. Tools &amp; Tech Stack:</text:span><text:span text:style-name="T3"> </text:span><text:span text:style-name="T2">Medium</text:span><text:span text:style-name="T3">, </text:span><text:span text:style-name="T2">Twitter/X</text:span><text:span text:style-name="T3">, </text:span><text:span text:style-name="T2">Personal Blog</text:span><text:span text:style-name="T3">.</text:span></text:p>
        </text:list-item>
        <text:list-item>
          <text:p text:style-name="P58"><text:soft-page-break/><text:span text:style-name="T2">III. Skills Gained:</text:span><text:span text:style-name="T3"> creating technical content. Building an audience.</text:span></text:p>
        </text:list-item>
      </text:list>
      <text:p text:style-name="P1"><text:span text:style-name="T2">4. LinkedIn Growth &amp; Optimization</text:span></text:p>
      <text:list xml:id="list172685176" text:style-name="WWNum46">
        <text:list-item>
          <text:p text:style-name="P59"><text:span text:style-name="T2">Goal:</text:span><text:span text:style-name="T3"> Turning a profile into an inbound lead generator.</text:span></text:p>
        </text:list-item>
        <text:list-item>
          <text:p text:style-name="P59"><text:span text:style-name="T2">I. Core Concepts &amp; Theory:</text:span><text:span text:style-name="T3"> SEO for Profiles. Headline engineering. Social Selling Index (SSI).</text:span></text:p>
        </text:list-item>
        <text:list-item>
          <text:p text:style-name="P59"><text:span text:style-name="T2">II. Tools &amp; Tech Stack:</text:span><text:span text:style-name="T3"> </text:span><text:span text:style-name="T2">LinkedIn Analytics</text:span><text:span text:style-name="T3">.</text:span></text:p>
        </text:list-item>
        <text:list-item>
          <text:p text:style-name="P59"><text:span text:style-name="T2">III. Skills Gained:</text:span><text:span text:style-name="T3"> Creating an "All-Star" profile. Networking with recruiters.</text:span></text:p>
        </text:list-item>
      </text:list>
      <text:p text:style-name="P1"><text:span text:style-name="T2">5. Portfolio Development</text:span></text:p>
      <text:list xml:id="list2757563204" text:style-name="WWNum47">
        <text:list-item>
          <text:p text:style-name="P60"><text:span text:style-name="T2">Goal:</text:span><text:span text:style-name="T3"> Proving skills through tangible work.</text:span></text:p>
        </text:list-item>
        <text:list-item>
          <text:p text:style-name="P60"><text:span text:style-name="T2">I. Core Concepts &amp; Theory:</text:span><text:span text:style-name="T3"> Documentation standards. GitHub structure. CTF Write-ups.</text:span></text:p>
        </text:list-item>
        <text:list-item>
          <text:p text:style-name="P60"><text:span text:style-name="T2">II. Tools &amp; Tech Stack:</text:span><text:span text:style-name="T3"> </text:span><text:span text:style-name="T2">GitHub</text:span><text:span text:style-name="T3">, </text:span><text:span text:style-name="T2">GitBook</text:span><text:span text:style-name="T3">, </text:span><text:span text:style-name="T2">WordPress</text:span><text:span text:style-name="T3">.</text:span></text:p>
        </text:list-item>
        <text:list-item>
          <text:p text:style-name="P60"><text:span text:style-name="T2">III. Skills Gained:</text:span><text:span text:style-name="T3"> Showcasing code and projects. Writing technical guides.</text:span></text:p>
        </text:list-item>
      </text:list>
      <text:p text:style-name="P1"><text:span text:style-name="T2">6. Professional Networking Strategies</text:span></text:p>
      <text:list xml:id="list3994247532" text:style-name="WWNum48">
        <text:list-item>
          <text:p text:style-name="P61"><text:span text:style-name="T2">Goal:</text:span><text:span text:style-name="T3"> Accessing the hidden job market.</text:span></text:p>
        </text:list-item>
        <text:list-item>
          <text:p text:style-name="P61"><text:span text:style-name="T2">I. Core Concepts &amp; Theory:</text:span><text:span text:style-name="T3"> Weak Ties theory. Informational Interviews. Cold outreach etiquette.</text:span></text:p>
        </text:list-item>
        <text:list-item>
          <text:p text:style-name="P61"><text:span text:style-name="T2">II. Tools &amp; Tech Stack:</text:span><text:span text:style-name="T3"> </text:span><text:span text:style-name="T2">Hunter.io</text:span><text:span text:style-name="T3">, </text:span><text:span text:style-name="T2">LinkedIn Sales Nav</text:span><text:span text:style-name="T3">.</text:span></text:p>
        </text:list-item>
        <text:list-item>
          <text:p text:style-name="P61"><text:span text:style-name="T2">III. Skills Gained:</text:span><text:span text:style-name="T3"> expanding professional network. Getting referrals.</text:span></text:p>
        </text:list-item>
      </text:list>
      <text:p text:style-name="P94"><text:span text:style-name="T1">Category: Communication</text:span></text:p>
      <text:p text:style-name="P1"><text:span text:style-name="T2">7. Public Speaking</text:span></text:p>
      <text:list xml:id="list2489650826" text:style-name="WWNum49">
        <text:list-item>
          <text:p text:style-name="P62"><text:span text:style-name="T2">Goal:</text:span><text:span text:style-name="T3"> Delivering technical ideas with confidence.</text:span></text:p>
        </text:list-item>
        <text:list-item>
          <text:p text:style-name="P62"><text:span text:style-name="T2">I. Core Concepts &amp; Theory:</text:span><text:span text:style-name="T3"> Body language. Voice modulation. Story arcs. Handling Q&amp;A.</text:span></text:p>
        </text:list-item>
        <text:list-item>
          <text:p text:style-name="P62"><text:span text:style-name="T2">II. Tools &amp; Tech Stack:</text:span><text:span text:style-name="T3"> </text:span><text:span text:style-name="T2">TED Talks</text:span><text:span text:style-name="T3">, </text:span><text:span text:style-name="T2">Toastmasters</text:span><text:span text:style-name="T3">.</text:span></text:p>
        </text:list-item>
        <text:list-item>
          <text:p text:style-name="P62"><text:soft-page-break/><text:span text:style-name="T2">III. Skills Gained:</text:span><text:span text:style-name="T3"> Overcoming stage fright. Presenting to groups.</text:span></text:p>
        </text:list-item>
      </text:list>
      <text:p text:style-name="P1"><text:span text:style-name="T2">8. Presentation Design</text:span></text:p>
      <text:list xml:id="list4115387376" text:style-name="WWNum50">
        <text:list-item>
          <text:p text:style-name="P63"><text:span text:style-name="T2">Goal:</text:span><text:span text:style-name="T3"> Creating slides that inform, not bore.</text:span></text:p>
        </text:list-item>
        <text:list-item>
          <text:p text:style-name="P63"><text:span text:style-name="T2">I. Core Concepts &amp; Theory:</text:span><text:span text:style-name="T3"> Visual Hierarchy. Data Viz best practices. "Death by PowerPoint" avoidance.</text:span></text:p>
        </text:list-item>
        <text:list-item>
          <text:p text:style-name="P63"><text:span text:style-name="T2">II. Tools &amp; Tech Stack:</text:span><text:span text:style-name="T3"> </text:span><text:span text:style-name="T2">PowerPoint</text:span><text:span text:style-name="T3">, </text:span><text:span text:style-name="T2">Canva</text:span><text:span text:style-name="T3">, </text:span><text:span text:style-name="T2">Prezi</text:span><text:span text:style-name="T3">.</text:span></text:p>
        </text:list-item>
        <text:list-item>
          <text:p text:style-name="P63"><text:span text:style-name="T2">III. Skills Gained:</text:span><text:span text:style-name="T3"> Designing clean, professional decks. Summarizing complex data.</text:span></text:p>
        </text:list-item>
      </text:list>
      <text:p text:style-name="P1"><text:span text:style-name="T2">9. Storytelling with Data (Bonus)</text:span></text:p>
      <text:list xml:id="list2170770520" text:style-name="WWNum51">
        <text:list-item>
          <text:p text:style-name="P64"><text:span text:style-name="T2">Goal:</text:span><text:span text:style-name="T3"> Making numbers emotional and memorable.</text:span></text:p>
        </text:list-item>
        <text:list-item>
          <text:p text:style-name="P64"><text:span text:style-name="T2">I. Core Concepts &amp; Theory:</text:span><text:span text:style-name="T3"> Narrative structure. Choosing correct charts. Guiding attention.</text:span></text:p>
        </text:list-item>
        <text:list-item>
          <text:p text:style-name="P64"><text:span text:style-name="T2">II. Tools &amp; Tech Stack:</text:span><text:span text:style-name="T3"> </text:span><text:span text:style-name="T2">Tableau Public</text:span><text:span text:style-name="T3">, </text:span><text:span text:style-name="T2">Google Data Studio</text:span><text:span text:style-name="T3">.</text:span></text:p>
        </text:list-item>
        <text:list-item>
          <text:p text:style-name="P64"><text:span text:style-name="T2">III. Skills Gained:</text:span><text:span text:style-name="T3"> Creating compelling data narratives.</text:span></text:p>
        </text:list-item>
      </text:list>
      <text:p text:style-name="P1"><text:span text:style-name="T2">10. Technical Writing</text:span></text:p>
      <text:list xml:id="list2747211425" text:style-name="WWNum53">
        <text:list-item>
          <text:p text:style-name="P65"><text:span text:style-name="T2">Goal:</text:span><text:span text:style-name="T3"> Writing clear, usable documentation.</text:span></text:p>
        </text:list-item>
        <text:list-item>
          <text:p text:style-name="P65"><text:span text:style-name="T2">I. Core Concepts &amp; Theory:</text:span><text:span text:style-name="T3"> Audience analysis. SOP structure. Conciseness. API Docs.</text:span></text:p>
        </text:list-item>
        <text:list-item>
          <text:p text:style-name="P65"><text:span text:style-name="T2">II. Tools &amp; Tech Stack:</text:span><text:span text:style-name="T3"> </text:span><text:span text:style-name="T2">Markdown</text:span><text:span text:style-name="T3">, </text:span><text:span text:style-name="T2">Confluence</text:span><text:span text:style-name="T3">, </text:span><text:span text:style-name="T2">Word</text:span><text:span text:style-name="T3">.</text:span></text:p>
        </text:list-item>
        <text:list-item>
          <text:p text:style-name="P65"><text:span text:style-name="T2">III. Skills Gained:</text:span><text:span text:style-name="T3"> Writing Standard Operating Procedures. Documenting code.</text:span></text:p>
        </text:list-item>
      </text:list>
      <text:p text:style-name="P1"><text:span text:style-name="T2">11. Report Writing for Executives</text:span></text:p>
      <text:list xml:id="list3745860947" text:style-name="WWNum54">
        <text:list-item>
          <text:p text:style-name="P66"><text:span text:style-name="T2">Goal:</text:span><text:span text:style-name="T3"> Translating tech risk into business language.</text:span></text:p>
        </text:list-item>
        <text:list-item>
          <text:p text:style-name="P66"><text:span text:style-name="T2">I. Core Concepts &amp; Theory:</text:span><text:span text:style-name="T3"> BLUF (Bottom Line Up Front). Executive Summaries. Risk Impact Matrices.</text:span></text:p>
        </text:list-item>
        <text:list-item>
          <text:p text:style-name="P66"><text:span text:style-name="T2">II. Tools &amp; Tech Stack:</text:span><text:span text:style-name="T3"> </text:span><text:span text:style-name="T2">Report Templates</text:span><text:span text:style-name="T3">.</text:span></text:p>
        </text:list-item>
        <text:list-item>
          <text:p text:style-name="P66"><text:span text:style-name="T2">III. Skills Gained:</text:span><text:span text:style-name="T3"> Writing pentest executive summaries. Justifying budgets.</text:span></text:p>
        </text:list-item>
      </text:list>
      <text:p text:style-name="P1"><text:soft-page-break/><text:span text:style-name="T2">12. Email Etiquette &amp; Corporate Messaging (Bonus)</text:span></text:p>
      <text:list xml:id="list2909945034" text:style-name="WWNum55">
        <text:list-item>
          <text:p text:style-name="P67"><text:span text:style-name="T2">Goal:</text:span><text:span text:style-name="T3"> Professional written communication.</text:span></text:p>
        </text:list-item>
        <text:list-item>
          <text:p text:style-name="P67"><text:span text:style-name="T2">I. Core Concepts &amp; Theory:</text:span><text:span text:style-name="T3"> Tone. Clarity. Call to Action. Reply All etiquette.</text:span></text:p>
        </text:list-item>
        <text:list-item>
          <text:p text:style-name="P67"><text:span text:style-name="T2">II. Tools &amp; Tech Stack:</text:span><text:span text:style-name="T3"> </text:span><text:span text:style-name="T2">Grammarly</text:span><text:span text:style-name="T3">.</text:span></text:p>
        </text:list-item>
        <text:list-item>
          <text:p text:style-name="P67"><text:span text:style-name="T2">III. Skills Gained:</text:span><text:span text:style-name="T3"> Writing effective business emails.</text:span></text:p>
        </text:list-item>
      </text:list>
      <text:p text:style-name="P1"><text:span text:style-name="T2">13. Cross-Cultural Communication (Bonus)</text:span></text:p>
      <text:list xml:id="list320169023" text:style-name="WWNum56">
        <text:list-item>
          <text:p text:style-name="P68"><text:span text:style-name="T2">Goal:</text:span><text:span text:style-name="T3"> Working effectively in global teams.</text:span></text:p>
        </text:list-item>
        <text:list-item>
          <text:p text:style-name="P68"><text:span text:style-name="T2">I. Core Concepts &amp; Theory:</text:span><text:span text:style-name="T3"> High vs. Low Context. Feedback styles. Time perception.</text:span></text:p>
        </text:list-item>
        <text:list-item>
          <text:p text:style-name="P68"><text:span text:style-name="T2">II. Tools &amp; Tech Stack:</text:span><text:span text:style-name="T3"> </text:span><text:span text:style-name="T2">The Culture Map</text:span><text:span text:style-name="T3">.</text:span></text:p>
        </text:list-item>
        <text:list-item>
          <text:p text:style-name="P68"><text:span text:style-name="T2">III. Skills Gained:</text:span><text:span text:style-name="T3"> Navigating cultural differences in remote teams.</text:span></text:p>
        </text:list-item>
      </text:list>
      <text:p text:style-name="P1"><text:span text:style-name="T2">14. Negotiation Skills</text:span></text:p>
      <text:list xml:id="list327186528" text:style-name="WWNum57">
        <text:list-item>
          <text:p text:style-name="P69"><text:span text:style-name="T2">Goal:</text:span><text:span text:style-name="T3"> Getting what you want without burning bridges.</text:span></text:p>
        </text:list-item>
        <text:list-item>
          <text:p text:style-name="P69"><text:span text:style-name="T2">I. Core Concepts &amp; Theory:</text:span><text:span text:style-name="T3"> BATNA. Win-Win strategies. Anchoring.</text:span></text:p>
        </text:list-item>
        <text:list-item>
          <text:p text:style-name="P69"><text:span text:style-name="T2">II. Tools &amp; Tech Stack:</text:span><text:span text:style-name="T3"> </text:span><text:span text:style-name="T2">Levels.fyi</text:span><text:span text:style-name="T3"> (Salary data).</text:span></text:p>
        </text:list-item>
        <text:list-item>
          <text:p text:style-name="P69"><text:span text:style-name="T2">III. Skills Gained:</text:span><text:span text:style-name="T3"> Negotiating salaries. Securing budget approvals.</text:span></text:p>
        </text:list-item>
      </text:list>
      <text:p text:style-name="P1"><text:span text:style-name="T2">15. Persuasion &amp; Influence</text:span></text:p>
      <text:list xml:id="list2136533098" text:style-name="WWNum58">
        <text:list-item>
          <text:p text:style-name="P70"><text:span text:style-name="T2">Goal:</text:span><text:span text:style-name="T3"> Influencing without authority.</text:span></text:p>
        </text:list-item>
        <text:list-item>
          <text:p text:style-name="P70"><text:span text:style-name="T2">I. Core Concepts &amp; Theory:</text:span><text:span text:style-name="T3"> Cialdini’s 6 Principles. Stakeholder Management.</text:span></text:p>
        </text:list-item>
        <text:list-item>
          <text:p text:style-name="P70"><text:span text:style-name="T2">II. Tools &amp; Tech Stack:</text:span><text:span text:style-name="T3"> </text:span><text:span text:style-name="T2">Stakeholder Maps</text:span><text:span text:style-name="T3">.</text:span></text:p>
        </text:list-item>
        <text:list-item>
          <text:p text:style-name="P70"><text:span text:style-name="T2">III. Skills Gained:</text:span><text:span text:style-name="T3"> Getting buy-in for security initiatives.</text:span></text:p>
        </text:list-item>
      </text:list>
      <text:p text:style-name="P94"><text:span text:style-name="T1">Category: Cognitive &amp; Decisions</text:span></text:p>
      <text:p text:style-name="P1"><text:soft-page-break/><text:span text:style-name="T2">16. Critical Thinking</text:span></text:p>
      <text:list xml:id="list3750927293" text:style-name="WWNum59">
        <text:list-item>
          <text:p text:style-name="P71"><text:span text:style-name="T2">Goal:</text:span><text:span text:style-name="T3"> Analyzing information objectively.</text:span></text:p>
        </text:list-item>
        <text:list-item>
          <text:p text:style-name="P71"><text:span text:style-name="T2">I. Core Concepts &amp; Theory:</text:span><text:span text:style-name="T3"> First Principles. Socratic Method. Correlation vs. Causation.</text:span></text:p>
        </text:list-item>
        <text:list-item>
          <text:p text:style-name="P71"><text:span text:style-name="T2">II. Tools &amp; Tech Stack:</text:span><text:span text:style-name="T3"> </text:span><text:span text:style-name="T2">Mind Mapping</text:span><text:span text:style-name="T3">.</text:span></text:p>
        </text:list-item>
        <text:list-item>
          <text:p text:style-name="P71"><text:span text:style-name="T2">III. Skills Gained:</text:span><text:span text:style-name="T3"> Questioning assumptions. Validating evidence.</text:span></text:p>
        </text:list-item>
      </text:list>
      <text:p text:style-name="P1"><text:span text:style-name="T2">17. Analytical Problem Solving</text:span></text:p>
      <text:list xml:id="list2008589359" text:style-name="WWNum60">
        <text:list-item>
          <text:p text:style-name="P72"><text:span text:style-name="T2">Goal:</text:span><text:span text:style-name="T3"> Systematically solving complex issues.</text:span></text:p>
        </text:list-item>
        <text:list-item>
          <text:p text:style-name="P72"><text:span text:style-name="T2">I. Core Concepts &amp; Theory:</text:span><text:span text:style-name="T3"> Root Cause Analysis. 5 Whys. Fishbone Diagrams.</text:span></text:p>
        </text:list-item>
        <text:list-item>
          <text:p text:style-name="P72"><text:span text:style-name="T2">II. Tools &amp; Tech Stack:</text:span><text:span text:style-name="T3"> </text:span><text:span text:style-name="T2">SWOT Analysis</text:span><text:span text:style-name="T3">.</text:span></text:p>
        </text:list-item>
        <text:list-item>
          <text:p text:style-name="P72"><text:span text:style-name="T2">III. Skills Gained:</text:span><text:span text:style-name="T3"> Debugging complex failures. finding root causes.</text:span></text:p>
        </text:list-item>
      </text:list>
      <text:p text:style-name="P1"><text:span text:style-name="T2">18. Strategic Decision Making</text:span></text:p>
      <text:list xml:id="list242980240" text:style-name="WWNum61">
        <text:list-item>
          <text:p text:style-name="P73"><text:span text:style-name="T2">Goal:</text:span><text:span text:style-name="T3"> Making choices under uncertainty.</text:span></text:p>
        </text:list-item>
        <text:list-item>
          <text:p text:style-name="P73"><text:span text:style-name="T2">I. Core Concepts &amp; Theory:</text:span><text:span text:style-name="T3"> OODA Loop. Decision Trees. Risk-based choices.</text:span></text:p>
        </text:list-item>
        <text:list-item>
          <text:p text:style-name="P73"><text:span text:style-name="T2">II. Tools &amp; Tech Stack:</text:span><text:span text:style-name="T3"> </text:span><text:span text:style-name="T2">Decision Matrices</text:span><text:span text:style-name="T3">.</text:span></text:p>
        </text:list-item>
        <text:list-item>
          <text:p text:style-name="P73"><text:span text:style-name="T2">III. Skills Gained:</text:span><text:span text:style-name="T3"> Making fast, accurate decisions in a crisis.</text:span></text:p>
        </text:list-item>
      </text:list>
      <text:p text:style-name="P1"><text:span text:style-name="T2">19. Cognitive Biases &amp; Fallacies</text:span></text:p>
      <text:list xml:id="list1587655639" text:style-name="WWNum62">
        <text:list-item>
          <text:p text:style-name="P74"><text:span text:style-name="T2">Goal:</text:span><text:span text:style-name="T3"> Identifying flaws in reasoning.</text:span></text:p>
        </text:list-item>
        <text:list-item>
          <text:p text:style-name="P74"><text:span text:style-name="T2">I. Core Concepts &amp; Theory:</text:span><text:span text:style-name="T3"> Confirmation Bias. Sunk Cost. Availability Heuristic. Dunning-Kruger.</text:span></text:p>
        </text:list-item>
        <text:list-item>
          <text:p text:style-name="P74"><text:span text:style-name="T2">II. Tools &amp; Tech Stack:</text:span><text:span text:style-name="T3"> </text:span><text:span text:style-name="T2">Bias Cheat Sheets</text:span><text:span text:style-name="T3">.</text:span></text:p>
        </text:list-item>
        <text:list-item>
          <text:p text:style-name="P74"><text:span text:style-name="T2">III. Skills Gained:</text:span><text:span text:style-name="T3"> Avoiding mental traps during investigations.</text:span></text:p>
        </text:list-item>
      </text:list>
      <text:p text:style-name="P1"><text:span text:style-name="T2">20. Systems Thinking</text:span></text:p>
      <text:list xml:id="list459040074" text:style-name="WWNum63">
        <text:list-item>
          <text:p text:style-name="P75"><text:soft-page-break/><text:span text:style-name="T2">Goal:</text:span><text:span text:style-name="T3"> Seeing the big picture.</text:span></text:p>
        </text:list-item>
        <text:list-item>
          <text:p text:style-name="P75"><text:span text:style-name="T2">I. Core Concepts &amp; Theory:</text:span><text:span text:style-name="T3"> Feedback loops. Second-order effects. Holistic views.</text:span></text:p>
        </text:list-item>
        <text:list-item>
          <text:p text:style-name="P75"><text:span text:style-name="T2">II. Tools &amp; Tech Stack:</text:span><text:span text:style-name="T3"> </text:span><text:span text:style-name="T2">Causal Loop Diagrams</text:span><text:span text:style-name="T3">.</text:span></text:p>
        </text:list-item>
        <text:list-item>
          <text:p text:style-name="P75"><text:span text:style-name="T2">III. Skills Gained:</text:span><text:span text:style-name="T3"> Understanding how changes affect the whole ecosystem.</text:span></text:p>
        </text:list-item>
      </text:list>
      <text:p text:style-name="P1"><text:span text:style-name="T2">21. Creative Innovation</text:span></text:p>
      <text:list xml:id="list1506282379" text:style-name="WWNum64">
        <text:list-item>
          <text:p text:style-name="P76"><text:span text:style-name="T2">Goal:</text:span><text:span text:style-name="T3"> Solving problems in novel ways.</text:span></text:p>
        </text:list-item>
        <text:list-item>
          <text:p text:style-name="P76"><text:span text:style-name="T2">I. Core Concepts &amp; Theory:</text:span><text:span text:style-name="T3"> Lateral Thinking. SCAMPER. Divergent thinking.</text:span></text:p>
        </text:list-item>
        <text:list-item>
          <text:p text:style-name="P76"><text:span text:style-name="T2">II. Tools &amp; Tech Stack:</text:span><text:span text:style-name="T3"> </text:span><text:span text:style-name="T2">Whiteboarding</text:span><text:span text:style-name="T3">.</text:span></text:p>
        </text:list-item>
        <text:list-item>
          <text:p text:style-name="P76"><text:span text:style-name="T2">III. Skills Gained:</text:span><text:span text:style-name="T3"> Bypassing security controls creatively.</text:span></text:p>
        </text:list-item>
      </text:list>
      <text:p text:style-name="P94"><text:span text:style-name="T1">Category: Management &amp; Business</text:span></text:p>
      <text:p text:style-name="P1"><text:span text:style-name="T2">22. Time Management &amp; Productivity</text:span></text:p>
      <text:list xml:id="list2674936065" text:style-name="WWNum65">
        <text:list-item>
          <text:p text:style-name="P77"><text:span text:style-name="T2">Goal:</text:span><text:span text:style-name="T3"> Maximizing output and focus.</text:span></text:p>
        </text:list-item>
        <text:list-item>
          <text:p text:style-name="P77"><text:span text:style-name="T2">I. Core Concepts &amp; Theory:</text:span><text:span text:style-name="T3"> Pomodoro. Eisenhower Matrix. Deep Work.</text:span></text:p>
        </text:list-item>
        <text:list-item>
          <text:p text:style-name="P77"><text:span text:style-name="T2">II. Tools &amp; Tech Stack:</text:span><text:span text:style-name="T3"> </text:span><text:span text:style-name="T2">Trello/Notion</text:span><text:span text:style-name="T3">, </text:span><text:span text:style-name="T2">Focus Timers</text:span><text:span text:style-name="T3">.</text:span></text:p>
        </text:list-item>
        <text:list-item>
          <text:p text:style-name="P77"><text:span text:style-name="T2">III. Skills Gained:</text:span><text:span text:style-name="T3"> Prioritizing tasks. Managing interruptions.</text:span></text:p>
        </text:list-item>
      </text:list>
      <text:p text:style-name="P1"><text:span text:style-name="T2">23. Agile Methodologies</text:span></text:p>
      <text:list xml:id="list3727290567" text:style-name="WWNum66">
        <text:list-item>
          <text:p text:style-name="P78"><text:span text:style-name="T2">Goal:</text:span><text:span text:style-name="T3"> Working at the speed of modern dev.</text:span></text:p>
        </text:list-item>
        <text:list-item>
          <text:p text:style-name="P78"><text:span text:style-name="T2">I. Core Concepts &amp; Theory:</text:span><text:span text:style-name="T3"> Scrum. Kanban. Sprints. User Stories.</text:span></text:p>
        </text:list-item>
        <text:list-item>
          <text:p text:style-name="P78"><text:span text:style-name="T2">II. Tools &amp; Tech Stack:</text:span><text:span text:style-name="T3"> </text:span><text:span text:style-name="T2">Jira</text:span><text:span text:style-name="T3">, </text:span><text:span text:style-name="T2">Kanban Boards</text:span><text:span text:style-name="T3">.</text:span></text:p>
        </text:list-item>
        <text:list-item>
          <text:p text:style-name="P78"><text:span text:style-name="T2">III. Skills Gained:</text:span><text:span text:style-name="T3"> Participating in stand-ups. Working in sprints.</text:span></text:p>
        </text:list-item>
      </text:list>
      <text:p text:style-name="P1"><text:span text:style-name="T2">24. Project Management Basics</text:span></text:p>
      <text:list xml:id="list4165912810" text:style-name="WWNum67">
        <text:list-item>
          <text:p text:style-name="P79"><text:soft-page-break/><text:span text:style-name="T2">Goal:</text:span><text:span text:style-name="T3"> Delivering projects on time and budget.</text:span></text:p>
        </text:list-item>
        <text:list-item>
          <text:p text:style-name="P79"><text:span text:style-name="T2">I. Core Concepts &amp; Theory:</text:span><text:span text:style-name="T3"> Scope. Timeline. Critical Path. Gantt Charts.</text:span></text:p>
        </text:list-item>
        <text:list-item>
          <text:p text:style-name="P79"><text:span text:style-name="T2">II. Tools &amp; Tech Stack:</text:span><text:span text:style-name="T3"> </text:span><text:span text:style-name="T2">Asana</text:span><text:span text:style-name="T3">, </text:span><text:span text:style-name="T2">MS Project</text:span><text:span text:style-name="T3">.</text:span></text:p>
        </text:list-item>
        <text:list-item>
          <text:p text:style-name="P79"><text:span text:style-name="T2">III. Skills Gained:</text:span><text:span text:style-name="T3"> Managing security projects. Tracking progress.</text:span></text:p>
        </text:list-item>
      </text:list>
      <text:p text:style-name="P1"><text:span text:style-name="T2">25. Business Acumen for Tech Pros</text:span></text:p>
      <text:list xml:id="list153593336" text:style-name="WWNum68">
        <text:list-item>
          <text:p text:style-name="P80"><text:span text:style-name="T2">Goal:</text:span><text:span text:style-name="T3"> Understanding the business engine.</text:span></text:p>
        </text:list-item>
        <text:list-item>
          <text:p text:style-name="P80"><text:span text:style-name="T2">I. Core Concepts &amp; Theory:</text:span><text:span text:style-name="T3"> ROI. EBITDA. Profit &amp; Loss. Strategic alignment.</text:span></text:p>
        </text:list-item>
        <text:list-item>
          <text:p text:style-name="P80"><text:span text:style-name="T2">II. Tools &amp; Tech Stack:</text:span><text:span text:style-name="T3"> </text:span><text:span text:style-name="T2">Annual Reports</text:span><text:span text:style-name="T3">.</text:span></text:p>
        </text:list-item>
        <text:list-item>
          <text:p text:style-name="P80"><text:span text:style-name="T2">III. Skills Gained:</text:span><text:span text:style-name="T3"> Speaking the language of business.</text:span></text:p>
        </text:list-item>
      </text:list>
      <text:p text:style-name="P1"><text:span text:style-name="T2">26. Financial Literacy</text:span></text:p>
      <text:list xml:id="list247891283" text:style-name="WWNum70">
        <text:list-item>
          <text:p text:style-name="P81"><text:span text:style-name="T2">Goal:</text:span><text:span text:style-name="T3"> Managing money and budgets.</text:span></text:p>
        </text:list-item>
        <text:list-item>
          <text:p text:style-name="P81"><text:span text:style-name="T2">I. Core Concepts &amp; Theory:</text:span><text:span text:style-name="T3"> CAPEX vs OPEX. ROSI (Return on Security Investment).</text:span></text:p>
        </text:list-item>
        <text:list-item>
          <text:p text:style-name="P81"><text:span text:style-name="T2">II. Tools &amp; Tech Stack:</text:span><text:span text:style-name="T3"> </text:span><text:span text:style-name="T2">Budget Templates</text:span><text:span text:style-name="T3">.</text:span></text:p>
        </text:list-item>
        <text:list-item>
          <text:p text:style-name="P81"><text:span text:style-name="T2">III. Skills Gained:</text:span><text:span text:style-name="T3"> Creating security budgets. Calculating ROI.</text:span></text:p>
        </text:list-item>
      </text:list>
      <text:p text:style-name="P1"><text:span text:style-name="T2">27. Change Management</text:span></text:p>
      <text:list xml:id="list1659995766" text:style-name="WWNum71">
        <text:list-item>
          <text:p text:style-name="P82"><text:span text:style-name="T2">Goal:</text:span><text:span text:style-name="T3"> Guiding organizations through transition.</text:span></text:p>
        </text:list-item>
        <text:list-item>
          <text:p text:style-name="P82"><text:span text:style-name="T2">I. Core Concepts &amp; Theory:</text:span><text:span text:style-name="T3"> ADKAR Model. Resistance management. Communication planning.</text:span></text:p>
        </text:list-item>
        <text:list-item>
          <text:p text:style-name="P82"><text:span text:style-name="T2">II. Tools &amp; Tech Stack:</text:span><text:span text:style-name="T3"> </text:span><text:span text:style-name="T2">Impact Assessments</text:span><text:span text:style-name="T3">.</text:span></text:p>
        </text:list-item>
        <text:list-item>
          <text:p text:style-name="P82"><text:span text:style-name="T2">III. Skills Gained:</text:span><text:span text:style-name="T3"> Implementing new policies smoothly.</text:span></text:p>
        </text:list-item>
      </text:list>
      <text:p text:style-name="P1"><text:span text:style-name="T2">28. Crisis Management</text:span></text:p>
      <text:list xml:id="list3011446469" text:style-name="WWNum72">
        <text:list-item>
          <text:p text:style-name="P83"><text:span text:style-name="T2">Goal:</text:span><text:span text:style-name="T3"> Leading through disaster.</text:span></text:p>
        </text:list-item>
        <text:list-item>
          <text:p text:style-name="P83"><text:soft-page-break/><text:span text:style-name="T2">I. Core Concepts &amp; Theory:</text:span><text:span text:style-name="T3"> Incident Command System (ICS). Reputation management.</text:span></text:p>
        </text:list-item>
        <text:list-item>
          <text:p text:style-name="P83"><text:span text:style-name="T2">II. Tools &amp; Tech Stack:</text:span><text:span text:style-name="T3"> </text:span><text:span text:style-name="T2">Tabletop Exercises</text:span><text:span text:style-name="T3">.</text:span></text:p>
        </text:list-item>
        <text:list-item>
          <text:p text:style-name="P83"><text:span text:style-name="T2">III. Skills Gained:</text:span><text:span text:style-name="T3"> Managing communication during a breach.</text:span></text:p>
        </text:list-item>
      </text:list>
      <text:p text:style-name="P94"><text:span text:style-name="T1">Category: EQ &amp; Leadership</text:span></text:p>
      <text:p text:style-name="P1"><text:span text:style-name="T2">29. Emotional Intelligence (EQ) (Bonus)</text:span></text:p>
      <text:list xml:id="list787876884" text:style-name="WWNum73">
        <text:list-item>
          <text:p text:style-name="P84"><text:span text:style-name="T2">Goal:</text:span><text:span text:style-name="T3"> Managing self and others emotionally.</text:span></text:p>
        </text:list-item>
        <text:list-item>
          <text:p text:style-name="P84"><text:span text:style-name="T2">I. Core Concepts &amp; Theory:</text:span><text:span text:style-name="T3"> Self-Awareness. Self-Regulation. Empathy. Social Skills.</text:span></text:p>
        </text:list-item>
        <text:list-item>
          <text:p text:style-name="P84"><text:span text:style-name="T2">II. Tools &amp; Tech Stack:</text:span><text:span text:style-name="T3"> </text:span><text:span text:style-name="T2">EQ Assessments</text:span><text:span text:style-name="T3">.</text:span></text:p>
        </text:list-item>
        <text:list-item>
          <text:p text:style-name="P84"><text:span text:style-name="T2">III. Skills Gained:</text:span><text:span text:style-name="T3"> Handling high-stress emotions.</text:span></text:p>
        </text:list-item>
      </text:list>
      <text:p text:style-name="P1"><text:span text:style-name="T2">30. Empathy in the Workplace (Bonus)</text:span></text:p>
      <text:list xml:id="list3178042191" text:style-name="WWNum74">
        <text:list-item>
          <text:p text:style-name="P85"><text:span text:style-name="T2">Goal:</text:span><text:span text:style-name="T3"> Understanding user and team needs.</text:span></text:p>
        </text:list-item>
        <text:list-item>
          <text:p text:style-name="P85"><text:span text:style-name="T2">I. Core Concepts &amp; Theory:</text:span><text:span text:style-name="T3"> Cognitive vs Emotional Empathy. Psychological Safety.</text:span></text:p>
        </text:list-item>
        <text:list-item>
          <text:p text:style-name="P85"><text:span text:style-name="T2">II. Tools &amp; Tech Stack:</text:span><text:span text:style-name="T3"> </text:span><text:span text:style-name="T2">Empathy Maps</text:span><text:span text:style-name="T3">.</text:span></text:p>
        </text:list-item>
        <text:list-item>
          <text:p text:style-name="P85"><text:span text:style-name="T2">III. Skills Gained:</text:span><text:span text:style-name="T3"> Building trust with teams.</text:span></text:p>
        </text:list-item>
      </text:list>
      <text:p text:style-name="P1"><text:span text:style-name="T2">31. Conflict Resolution</text:span></text:p>
      <text:list xml:id="list3790967962" text:style-name="WWNum75">
        <text:list-item>
          <text:p text:style-name="P86"><text:span text:style-name="T2">Goal:</text:span><text:span text:style-name="T3"> Resolving disputes constructively.</text:span></text:p>
        </text:list-item>
        <text:list-item>
          <text:p text:style-name="P86"><text:span text:style-name="T2">I. Core Concepts &amp; Theory:</text:span><text:span text:style-name="T3"> Active Listening. De-escalation. Mediation.</text:span></text:p>
        </text:list-item>
        <text:list-item>
          <text:p text:style-name="P86"><text:span text:style-name="T2">II. Tools &amp; Tech Stack:</text:span><text:span text:style-name="T3"> </text:span><text:span text:style-name="T2">TKI Model</text:span><text:span text:style-name="T3">.</text:span></text:p>
        </text:list-item>
        <text:list-item>
          <text:p text:style-name="P86"><text:span text:style-name="T2">III. Skills Gained:</text:span><text:span text:style-name="T3"> Mediating team conflicts.</text:span></text:p>
        </text:list-item>
      </text:list>
      <text:p text:style-name="P1"><text:span text:style-name="T2">32. Team Collaboration Dynamics</text:span></text:p>
      <text:list xml:id="list3812013238" text:style-name="WWNum76">
        <text:list-item>
          <text:p text:style-name="P87"><text:span text:style-name="T2">Goal:</text:span><text:span text:style-name="T3"> Working well with others.</text:span></text:p>
        </text:list-item>
        <text:list-item>
          <text:p text:style-name="P87"><text:soft-page-break/><text:span text:style-name="T2">I. Core Concepts &amp; Theory:</text:span><text:span text:style-name="T3"> Psychological Safety. Remote etiquette.</text:span></text:p>
        </text:list-item>
        <text:list-item>
          <text:p text:style-name="P87"><text:span text:style-name="T2">II. Tools &amp; Tech Stack:</text:span><text:span text:style-name="T3"> </text:span><text:span text:style-name="T2">Slack/Teams</text:span><text:span text:style-name="T3">.</text:span></text:p>
        </text:list-item>
        <text:list-item>
          <text:p text:style-name="P87"><text:span text:style-name="T2">III. Skills Gained:</text:span><text:span text:style-name="T3"> Collaborating cross-functionally.</text:span></text:p>
        </text:list-item>
      </text:list>
      <text:p text:style-name="P1"><text:span text:style-name="T2">33. Stress Management &amp; Resilience</text:span></text:p>
      <text:list xml:id="list2017610144" text:style-name="WWNum77">
        <text:list-item>
          <text:p text:style-name="P88"><text:span text:style-name="T2">Goal:</text:span><text:span text:style-name="T3"> Preventing burnout.</text:span></text:p>
        </text:list-item>
        <text:list-item>
          <text:p text:style-name="P88"><text:span text:style-name="T2">I. Core Concepts &amp; Theory:</text:span><text:span text:style-name="T3"> Burnout recognition. Detachment. Boundaries.</text:span></text:p>
        </text:list-item>
        <text:list-item>
          <text:p text:style-name="P88"><text:span text:style-name="T2">II. Tools &amp; Tech Stack:</text:span><text:span text:style-name="T3"> </text:span><text:span text:style-name="T2">Mindfulness apps</text:span><text:span text:style-name="T3">.</text:span></text:p>
        </text:list-item>
        <text:list-item>
          <text:p text:style-name="P88"><text:span text:style-name="T2">III. Skills Gained:</text:span><text:span text:style-name="T3"> Maintaining mental health in Ops.</text:span></text:p>
        </text:list-item>
      </text:list>
      <text:p text:style-name="P1"><text:span text:style-name="T2">34. Leadership Fundamentals</text:span></text:p>
      <text:list xml:id="list3678718842" text:style-name="WWNum78">
        <text:list-item>
          <text:p text:style-name="P89"><text:span text:style-name="T2">Goal:</text:span><text:span text:style-name="T3"> Inspiring and guiding others.</text:span></text:p>
        </text:list-item>
        <text:list-item>
          <text:p text:style-name="P89"><text:span text:style-name="T2">I. Core Concepts &amp; Theory:</text:span><text:span text:style-name="T3"> Servant Leadership. Delegation. Feedback loops.</text:span></text:p>
        </text:list-item>
        <text:list-item>
          <text:p text:style-name="P89"><text:span text:style-name="T2">II. Tools &amp; Tech Stack:</text:span><text:span text:style-name="T3"> </text:span><text:span text:style-name="T2">360 Feedback</text:span><text:span text:style-name="T3">.</text:span></text:p>
        </text:list-item>
        <text:list-item>
          <text:p text:style-name="P89"><text:span text:style-name="T2">III. Skills Gained:</text:span><text:span text:style-name="T3"> Leading small teams.</text:span></text:p>
        </text:list-item>
      </text:list>
      <text:p text:style-name="P1"><text:span text:style-name="T2">35. Mentorship Skills (Bonus)</text:span></text:p>
      <text:list xml:id="list650885341" text:style-name="WWNum79">
        <text:list-item>
          <text:p text:style-name="P90"><text:span text:style-name="T2">Goal:</text:span><text:span text:style-name="T3"> Growing the next generation.</text:span></text:p>
        </text:list-item>
        <text:list-item>
          <text:p text:style-name="P90"><text:span text:style-name="T2">I. Core Concepts &amp; Theory:</text:span><text:span text:style-name="T3"> Mentor-Mentee lifecycle. Socratic questioning.</text:span></text:p>
        </text:list-item>
        <text:list-item>
          <text:p text:style-name="P90"><text:span text:style-name="T2">II. Tools &amp; Tech Stack:</text:span><text:span text:style-name="T3"> </text:span><text:span text:style-name="T2">GROW Model</text:span><text:span text:style-name="T3">.</text:span></text:p>
        </text:list-item>
        <text:list-item>
          <text:p text:style-name="P90"><text:span text:style-name="T2">III. Skills Gained:</text:span><text:span text:style-name="T3"> Mentoring juniors effectively.</text:span></text:p>
        </text:list-item>
      </text:list>
      <text:p text:style-name="P1"><text:span text:style-name="T2">36. Workplace Ethics &amp; Integrity</text:span></text:p>
      <text:list xml:id="list2228856325" text:style-name="WWNum80">
        <text:list-item>
          <text:p text:style-name="P91"><text:span text:style-name="T2">Goal:</text:span><text:span text:style-name="T3"> Maintaining professional standards.</text:span></text:p>
        </text:list-item>
        <text:list-item>
          <text:p text:style-name="P91"><text:span text:style-name="T2">I. Core Concepts &amp; Theory:</text:span><text:span text:style-name="T3"> Code of Conduct. Whistleblowing. Grey areas.</text:span></text:p>
        </text:list-item>
        <text:list-item>
          <text:p text:style-name="P91"><text:soft-page-break/><text:span text:style-name="T2">II. Tools &amp; Tech Stack:</text:span><text:span text:style-name="T3"> </text:span><text:span text:style-name="T2">Case Studies</text:span><text:span text:style-name="T3">.</text:span></text:p>
        </text:list-item>
        <text:list-item>
          <text:p text:style-name="P91"><text:span text:style-name="T2">III. Skills Gained:</text:span><text:span text:style-name="T3"> Navigating ethical dilemm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1" style:display-name="ListLabel 1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2" style:display-name="ListLabel 1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3" style:display-name="ListLabel 1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4" style:display-name="ListLabel 1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5" style:display-name="ListLabel 1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6" style:display-name="ListLabel 1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7" style:display-name="ListLabel 1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8" style:display-name="ListLabel 1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9" style:display-name="ListLabel 1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0" style:display-name="ListLabel 1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1" style:display-name="ListLabel 1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2" style:display-name="ListLabel 1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3" style:display-name="ListLabel 1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4" style:display-name="ListLabel 1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5" style:display-name="ListLabel 1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6" style:display-name="ListLabel 1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7" style:display-name="ListLabel 1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8" style:display-name="ListLabel 1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9" style:display-name="ListLabel 1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0" style:display-name="ListLabel 2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1" style:display-name="ListLabel 2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2" style:display-name="ListLabel 2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3" style:display-name="ListLabel 2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4" style:display-name="ListLabel 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5" style:display-name="ListLabel 2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6" style:display-name="ListLabel 2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7" style:display-name="ListLabel 2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8" style:display-name="ListLabel 2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9" style:display-name="ListLabel 2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0" style:display-name="ListLabel 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1" style:display-name="ListLabel 2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2" style:display-name="ListLabel 2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3" style:display-name="ListLabel 2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4" style:display-name="ListLabel 2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6" style:display-name="ListLabel 2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7" style:display-name="ListLabel 2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8" style:display-name="ListLabel 2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9" style:display-name="ListLabel 2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0" style:display-name="ListLabel 2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1" style:display-name="ListLabel 2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2" style:display-name="ListLabel 2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3" style:display-name="ListLabel 2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4" style:display-name="ListLabel 2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5" style:display-name="ListLabel 2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6" style:display-name="ListLabel 2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7" style:display-name="ListLabel 2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8" style:display-name="ListLabel 2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9" style:display-name="ListLabel 2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0" style:display-name="ListLabel 2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1" style:display-name="ListLabel 2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2" style:display-name="ListLabel 2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3" style:display-name="ListLabel 2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4" style:display-name="ListLabel 2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5" style:display-name="ListLabel 2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6" style:display-name="ListLabel 2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7" style:display-name="ListLabel 2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8" style:display-name="ListLabel 2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9" style:display-name="ListLabel 2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0" style:display-name="ListLabel 2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1" style:display-name="ListLabel 2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2" style:display-name="ListLabel 2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3" style:display-name="ListLabel 2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4" style:display-name="ListLabel 2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5" style:display-name="ListLabel 2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6" style:display-name="ListLabel 2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7" style:display-name="ListLabel 2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8" style:display-name="ListLabel 2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9" style:display-name="ListLabel 2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0" style:display-name="ListLabel 2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1" style:display-name="ListLabel 2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2" style:display-name="ListLabel 2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3" style:display-name="ListLabel 2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4" style:display-name="ListLabel 2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5" style:display-name="ListLabel 2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6" style:display-name="ListLabel 2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7" style:display-name="ListLabel 2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8" style:display-name="ListLabel 2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9" style:display-name="ListLabel 2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0" style:display-name="ListLabel 2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1" style:display-name="ListLabel 2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2" style:display-name="ListLabel 2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3" style:display-name="ListLabel 2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4" style:display-name="ListLabel 2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5" style:display-name="ListLabel 2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6" style:display-name="ListLabel 2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7" style:display-name="ListLabel 2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8" style:display-name="ListLabel 2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9" style:display-name="ListLabel 2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0" style:display-name="ListLabel 2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1" style:display-name="ListLabel 2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2" style:display-name="ListLabel 2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3" style:display-name="ListLabel 2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4" style:display-name="ListLabel 2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5" style:display-name="ListLabel 2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6" style:display-name="ListLabel 2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7" style:display-name="ListLabel 2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8" style:display-name="ListLabel 2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9" style:display-name="ListLabel 2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0" style:display-name="ListLabel 2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1" style:display-name="ListLabel 2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2" style:display-name="ListLabel 2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3" style:display-name="ListLabel 2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4" style:display-name="ListLabel 2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5" style:display-name="ListLabel 2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6" style:display-name="ListLabel 2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7" style:display-name="ListLabel 2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8" style:display-name="ListLabel 2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9" style:display-name="ListLabel 2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0" style:display-name="ListLabel 2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1" style:display-name="ListLabel 2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2" style:display-name="ListLabel 2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3" style:display-name="ListLabel 2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4" style:display-name="ListLabel 2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5" style:display-name="ListLabel 2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6" style:display-name="ListLabel 2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7" style:display-name="ListLabel 2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8" style:display-name="ListLabel 2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9" style:display-name="ListLabel 2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0" style:display-name="ListLabel 3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1" style:display-name="ListLabel 3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2" style:display-name="ListLabel 3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3" style:display-name="ListLabel 3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4" style:display-name="ListLabel 3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5" style:display-name="ListLabel 3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6" style:display-name="ListLabel 3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7" style:display-name="ListLabel 3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8" style:display-name="ListLabel 3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9" style:display-name="ListLabel 3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0" style:display-name="ListLabel 3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1" style:display-name="ListLabel 3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2" style:display-name="ListLabel 3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3" style:display-name="ListLabel 3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4" style:display-name="ListLabel 3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5" style:display-name="ListLabel 3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6" style:display-name="ListLabel 3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7" style:display-name="ListLabel 3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8" style:display-name="ListLabel 3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9" style:display-name="ListLabel 3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0" style:display-name="ListLabel 3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1" style:display-name="ListLabel 3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2" style:display-name="ListLabel 3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3" style:display-name="ListLabel 3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4" style:display-name="ListLabel 3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5" style:display-name="ListLabel 3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6" style:display-name="ListLabel 3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7" style:display-name="ListLabel 3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8" style:display-name="ListLabel 3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9" style:display-name="ListLabel 3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0" style:display-name="ListLabel 3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1" style:display-name="ListLabel 3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2" style:display-name="ListLabel 3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3" style:display-name="ListLabel 3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4" style:display-name="ListLabel 3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5" style:display-name="ListLabel 3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6" style:display-name="ListLabel 3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7" style:display-name="ListLabel 3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8" style:display-name="ListLabel 3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9" style:display-name="ListLabel 3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0" style:display-name="ListLabel 3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1" style:display-name="ListLabel 3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2" style:display-name="ListLabel 3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3" style:display-name="ListLabel 3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4" style:display-name="ListLabel 3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5" style:display-name="ListLabel 3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6" style:display-name="ListLabel 3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7" style:display-name="ListLabel 3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8" style:display-name="ListLabel 3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9" style:display-name="ListLabel 3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0" style:display-name="ListLabel 3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1" style:display-name="ListLabel 3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2" style:display-name="ListLabel 3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3" style:display-name="ListLabel 3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4" style:display-name="ListLabel 3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5" style:display-name="ListLabel 3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6" style:display-name="ListLabel 3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7" style:display-name="ListLabel 3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8" style:display-name="ListLabel 3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9" style:display-name="ListLabel 3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0" style:display-name="ListLabel 3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1" style:display-name="ListLabel 3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2" style:display-name="ListLabel 3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3" style:display-name="ListLabel 3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4" style:display-name="ListLabel 3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5" style:display-name="ListLabel 3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6" style:display-name="ListLabel 3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7" style:display-name="ListLabel 3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8" style:display-name="ListLabel 3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9" style:display-name="ListLabel 3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0" style:display-name="ListLabel 3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1" style:display-name="ListLabel 3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2" style:display-name="ListLabel 3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3" style:display-name="ListLabel 3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4" style:display-name="ListLabel 3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5" style:display-name="ListLabel 3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6" style:display-name="ListLabel 3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7" style:display-name="ListLabel 3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8" style:display-name="ListLabel 3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9" style:display-name="ListLabel 3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0" style:display-name="ListLabel 3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1" style:display-name="ListLabel 3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2" style:display-name="ListLabel 3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3" style:display-name="ListLabel 3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4" style:display-name="ListLabel 3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5" style:display-name="ListLabel 3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6" style:display-name="ListLabel 3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7" style:display-name="ListLabel 3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8" style:display-name="ListLabel 3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9" style:display-name="ListLabel 3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0" style:display-name="ListLabel 3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1" style:display-name="ListLabel 3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2" style:display-name="ListLabel 3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3" style:display-name="ListLabel 3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4" style:display-name="ListLabel 3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5" style:display-name="ListLabel 3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6" style:display-name="ListLabel 3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7" style:display-name="ListLabel 3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8" style:display-name="ListLabel 3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9" style:display-name="ListLabel 3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0" style:display-name="ListLabel 4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1" style:display-name="ListLabel 4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2" style:display-name="ListLabel 4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3" style:display-name="ListLabel 4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4" style:display-name="ListLabel 4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5" style:display-name="ListLabel 4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6" style:display-name="ListLabel 4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7" style:display-name="ListLabel 4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8" style:display-name="ListLabel 4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9" style:display-name="ListLabel 4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0" style:display-name="ListLabel 4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1" style:display-name="ListLabel 4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2" style:display-name="ListLabel 4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3" style:display-name="ListLabel 4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4" style:display-name="ListLabel 4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5" style:display-name="ListLabel 4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6" style:display-name="ListLabel 4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7" style:display-name="ListLabel 4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8" style:display-name="ListLabel 4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9" style:display-name="ListLabel 4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0" style:display-name="ListLabel 4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1" style:display-name="ListLabel 4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2" style:display-name="ListLabel 4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3" style:display-name="ListLabel 4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4" style:display-name="ListLabel 4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5" style:display-name="ListLabel 4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6" style:display-name="ListLabel 4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7" style:display-name="ListLabel 4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8" style:display-name="ListLabel 4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9" style:display-name="ListLabel 4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0" style:display-name="ListLabel 4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1" style:display-name="ListLabel 4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2" style:display-name="ListLabel 4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3" style:display-name="ListLabel 4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4" style:display-name="ListLabel 4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5" style:display-name="ListLabel 4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6" style:display-name="ListLabel 4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7" style:display-name="ListLabel 4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8" style:display-name="ListLabel 4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9" style:display-name="ListLabel 4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0" style:display-name="ListLabel 4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1" style:display-name="ListLabel 4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2" style:display-name="ListLabel 4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3" style:display-name="ListLabel 4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4" style:display-name="ListLabel 4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5" style:display-name="ListLabel 4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6" style:display-name="ListLabel 4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7" style:display-name="ListLabel 4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8" style:display-name="ListLabel 4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9" style:display-name="ListLabel 4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0" style:display-name="ListLabel 4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1" style:display-name="ListLabel 4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2" style:display-name="ListLabel 4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3" style:display-name="ListLabel 4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4" style:display-name="ListLabel 4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5" style:display-name="ListLabel 4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6" style:display-name="ListLabel 4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7" style:display-name="ListLabel 4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8" style:display-name="ListLabel 4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9" style:display-name="ListLabel 4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0" style:display-name="ListLabel 4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1" style:display-name="ListLabel 4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2" style:display-name="ListLabel 4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3" style:display-name="ListLabel 4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4" style:display-name="ListLabel 4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5" style:display-name="ListLabel 4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6" style:display-name="ListLabel 4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7" style:display-name="ListLabel 4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8" style:display-name="ListLabel 4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9" style:display-name="ListLabel 4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0" style:display-name="ListLabel 4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1" style:display-name="ListLabel 4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2" style:display-name="ListLabel 4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3" style:display-name="ListLabel 4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4" style:display-name="ListLabel 4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5" style:display-name="ListLabel 4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6" style:display-name="ListLabel 4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7" style:display-name="ListLabel 4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8" style:display-name="ListLabel 4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9" style:display-name="ListLabel 4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0" style:display-name="ListLabel 4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1" style:display-name="ListLabel 4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2" style:display-name="ListLabel 4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3" style:display-name="ListLabel 4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4" style:display-name="ListLabel 4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5" style:display-name="ListLabel 4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6" style:display-name="ListLabel 4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7" style:display-name="ListLabel 4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8" style:display-name="ListLabel 4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9" style:display-name="ListLabel 4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0" style:display-name="ListLabel 4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1" style:display-name="ListLabel 4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2" style:display-name="ListLabel 4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3" style:display-name="ListLabel 4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4" style:display-name="ListLabel 4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5" style:display-name="ListLabel 4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6" style:display-name="ListLabel 4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7" style:display-name="ListLabel 4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8" style:display-name="ListLabel 4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9" style:display-name="ListLabel 4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0" style:display-name="ListLabel 5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1" style:display-name="ListLabel 5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2" style:display-name="ListLabel 5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3" style:display-name="ListLabel 5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4" style:display-name="ListLabel 5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5" style:display-name="ListLabel 5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6" style:display-name="ListLabel 5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7" style:display-name="ListLabel 5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8" style:display-name="ListLabel 5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9" style:display-name="ListLabel 5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0" style:display-name="ListLabel 5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1" style:display-name="ListLabel 5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2" style:display-name="ListLabel 5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3" style:display-name="ListLabel 5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4" style:display-name="ListLabel 5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5" style:display-name="ListLabel 5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6" style:display-name="ListLabel 5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7" style:display-name="ListLabel 5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8" style:display-name="ListLabel 5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9" style:display-name="ListLabel 5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0" style:display-name="ListLabel 5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1" style:display-name="ListLabel 5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2" style:display-name="ListLabel 5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3" style:display-name="ListLabel 5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4" style:display-name="ListLabel 5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5" style:display-name="ListLabel 5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6" style:display-name="ListLabel 5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7" style:display-name="ListLabel 5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8" style:display-name="ListLabel 5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9" style:display-name="ListLabel 5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0" style:display-name="ListLabel 5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1" style:display-name="ListLabel 5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2" style:display-name="ListLabel 5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3" style:display-name="ListLabel 5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4" style:display-name="ListLabel 5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5" style:display-name="ListLabel 5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6" style:display-name="ListLabel 5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7" style:display-name="ListLabel 5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8" style:display-name="ListLabel 5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9" style:display-name="ListLabel 5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0" style:display-name="ListLabel 5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1" style:display-name="ListLabel 5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2" style:display-name="ListLabel 5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3" style:display-name="ListLabel 5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4" style:display-name="ListLabel 5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5" style:display-name="ListLabel 5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6" style:display-name="ListLabel 5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7" style:display-name="ListLabel 5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8" style:display-name="ListLabel 5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9" style:display-name="ListLabel 5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0" style:display-name="ListLabel 5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1" style:display-name="ListLabel 5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2" style:display-name="ListLabel 5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3" style:display-name="ListLabel 5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4" style:display-name="ListLabel 5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5" style:display-name="ListLabel 5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6" style:display-name="ListLabel 5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7" style:display-name="ListLabel 5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8" style:display-name="ListLabel 5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9" style:display-name="ListLabel 5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0" style:display-name="ListLabel 5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1" style:display-name="ListLabel 5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2" style:display-name="ListLabel 5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3" style:display-name="ListLabel 5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4" style:display-name="ListLabel 5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5" style:display-name="ListLabel 5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6" style:display-name="ListLabel 5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7" style:display-name="ListLabel 5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8" style:display-name="ListLabel 5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9" style:display-name="ListLabel 5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0" style:display-name="ListLabel 5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1" style:display-name="ListLabel 5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2" style:display-name="ListLabel 5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3" style:display-name="ListLabel 5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4" style:display-name="ListLabel 5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5" style:display-name="ListLabel 5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6" style:display-name="ListLabel 5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7" style:display-name="ListLabel 5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8" style:display-name="ListLabel 5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9" style:display-name="ListLabel 5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0" style:display-name="ListLabel 5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1" style:display-name="ListLabel 5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2" style:display-name="ListLabel 5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3" style:display-name="ListLabel 5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4" style:display-name="ListLabel 5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5" style:display-name="ListLabel 5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6" style:display-name="ListLabel 5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7" style:display-name="ListLabel 5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8" style:display-name="ListLabel 5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9" style:display-name="ListLabel 5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0" style:display-name="ListLabel 5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1" style:display-name="ListLabel 5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2" style:display-name="ListLabel 5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3" style:display-name="ListLabel 5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4" style:display-name="ListLabel 5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5" style:display-name="ListLabel 5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6" style:display-name="ListLabel 5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7" style:display-name="ListLabel 5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8" style:display-name="ListLabel 5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9" style:display-name="ListLabel 5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0" style:display-name="ListLabel 6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1" style:display-name="ListLabel 6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2" style:display-name="ListLabel 6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3" style:display-name="ListLabel 6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4" style:display-name="ListLabel 6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5" style:display-name="ListLabel 6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6" style:display-name="ListLabel 6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7" style:display-name="ListLabel 6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8" style:display-name="ListLabel 6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9" style:display-name="ListLabel 6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0" style:display-name="ListLabel 6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1" style:display-name="ListLabel 6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2" style:display-name="ListLabel 6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3" style:display-name="ListLabel 6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4" style:display-name="ListLabel 6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5" style:display-name="ListLabel 6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6" style:display-name="ListLabel 6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7" style:display-name="ListLabel 6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8" style:display-name="ListLabel 6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9" style:display-name="ListLabel 6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0" style:display-name="ListLabel 6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1" style:display-name="ListLabel 6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2" style:display-name="ListLabel 6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3" style:display-name="ListLabel 6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4" style:display-name="ListLabel 6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5" style:display-name="ListLabel 6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6" style:display-name="ListLabel 6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7" style:display-name="ListLabel 6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8" style:display-name="ListLabel 6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9" style:display-name="ListLabel 6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0" style:display-name="ListLabel 6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1" style:display-name="ListLabel 6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2" style:display-name="ListLabel 6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3" style:display-name="ListLabel 6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4" style:display-name="ListLabel 6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5" style:display-name="ListLabel 6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6" style:display-name="ListLabel 6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7" style:display-name="ListLabel 6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8" style:display-name="ListLabel 6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9" style:display-name="ListLabel 6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0" style:display-name="ListLabel 6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1" style:display-name="ListLabel 6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2" style:display-name="ListLabel 6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3" style:display-name="ListLabel 6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4" style:display-name="ListLabel 6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5" style:display-name="ListLabel 6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6" style:display-name="ListLabel 6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7" style:display-name="ListLabel 6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8" style:display-name="ListLabel 6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9" style:display-name="ListLabel 6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0" style:display-name="ListLabel 6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1" style:display-name="ListLabel 6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2" style:display-name="ListLabel 6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3" style:display-name="ListLabel 6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4" style:display-name="ListLabel 6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5" style:display-name="ListLabel 6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6" style:display-name="ListLabel 6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7" style:display-name="ListLabel 6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8" style:display-name="ListLabel 6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9" style:display-name="ListLabel 6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0" style:display-name="ListLabel 6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1" style:display-name="ListLabel 6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2" style:display-name="ListLabel 6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3" style:display-name="ListLabel 6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4" style:display-name="ListLabel 6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5" style:display-name="ListLabel 6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6" style:display-name="ListLabel 6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7" style:display-name="ListLabel 6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8" style:display-name="ListLabel 6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9" style:display-name="ListLabel 6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0" style:display-name="ListLabel 6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1" style:display-name="ListLabel 6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2" style:display-name="ListLabel 6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3" style:display-name="ListLabel 6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4" style:display-name="ListLabel 6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5" style:display-name="ListLabel 6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6" style:display-name="ListLabel 6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7" style:display-name="ListLabel 6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8" style:display-name="ListLabel 6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9" style:display-name="ListLabel 6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0" style:display-name="ListLabel 6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1" style:display-name="ListLabel 6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2" style:display-name="ListLabel 6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3" style:display-name="ListLabel 6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4" style:display-name="ListLabel 6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5" style:display-name="ListLabel 6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6" style:display-name="ListLabel 6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7" style:display-name="ListLabel 6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8" style:display-name="ListLabel 6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9" style:display-name="ListLabel 6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0" style:display-name="ListLabel 6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1" style:display-name="ListLabel 6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2" style:display-name="ListLabel 6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3" style:display-name="ListLabel 6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4" style:display-name="ListLabel 6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5" style:display-name="ListLabel 6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6" style:display-name="ListLabel 6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7" style:display-name="ListLabel 6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8" style:display-name="ListLabel 6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9" style:display-name="ListLabel 6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0" style:display-name="ListLabel 7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1" style:display-name="ListLabel 7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2" style:display-name="ListLabel 7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3" style:display-name="ListLabel 7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4" style:display-name="ListLabel 7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5" style:display-name="ListLabel 7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6" style:display-name="ListLabel 7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7" style:display-name="ListLabel 7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8" style:display-name="ListLabel 7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9" style:display-name="ListLabel 7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0" style:display-name="ListLabel 7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1" style:display-name="ListLabel 7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2" style:display-name="ListLabel 7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3" style:display-name="ListLabel 7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4" style:display-name="ListLabel 7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5" style:display-name="ListLabel 7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6" style:display-name="ListLabel 7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7" style:display-name="ListLabel 7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8" style:display-name="ListLabel 7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9" style:display-name="ListLabel 7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0" style:display-name="ListLabel 7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1" style:display-name="ListLabel 7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2" style:display-name="ListLabel 7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3" style:display-name="ListLabel 7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4" style:display-name="ListLabel 7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5" style:display-name="ListLabel 7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6" style:display-name="ListLabel 7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7" style:display-name="ListLabel 7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8" style:display-name="ListLabel 7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9" style:display-name="ListLabel 7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0" style:display-name="ListLabel 7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1" style:display-name="ListLabel 7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2" style:display-name="ListLabel 7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3" style:display-name="ListLabel 7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4" style:display-name="ListLabel 7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5" style:display-name="ListLabel 7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6" style:display-name="ListLabel 7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7" style:display-name="ListLabel 7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8" style:display-name="ListLabel 7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9" style:display-name="ListLabel 7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0" style:display-name="ListLabel 7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1" style:display-name="ListLabel 7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2" style:display-name="ListLabel 7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3" style:display-name="ListLabel 7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4" style:display-name="ListLabel 7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5" style:display-name="ListLabel 7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6" style:display-name="ListLabel 7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7" style:display-name="ListLabel 7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8" style:display-name="ListLabel 7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9" style:display-name="ListLabel 7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0" style:display-name="ListLabel 7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1" style:display-name="ListLabel 7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2" style:display-name="ListLabel 7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3" style:display-name="ListLabel 7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4" style:display-name="ListLabel 7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5" style:display-name="ListLabel 7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6" style:display-name="ListLabel 7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7" style:display-name="ListLabel 7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8" style:display-name="ListLabel 7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9" style:display-name="ListLabel 7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0" style:display-name="ListLabel 7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1" style:display-name="ListLabel 7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2" style:display-name="ListLabel 7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3" style:display-name="ListLabel 7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4" style:display-name="ListLabel 7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5" style:display-name="ListLabel 7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6" style:display-name="ListLabel 7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7" style:display-name="ListLabel 7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8" style:display-name="ListLabel 7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9" style:display-name="ListLabel 7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0" style:display-name="ListLabel 7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1" style:display-name="ListLabel 7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2" style:display-name="ListLabel 7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3" style:display-name="ListLabel 7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4" style:display-name="ListLabel 7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5" style:display-name="ListLabel 7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6" style:display-name="ListLabel 7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7" style:display-name="ListLabel 7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8" style:display-name="ListLabel 7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9" style:display-name="ListLabel 7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0" style:display-name="ListLabel 7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1" style:display-name="ListLabel 7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2" style:display-name="ListLabel 7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3" style:display-name="ListLabel 7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4" style:display-name="ListLabel 7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5" style:display-name="ListLabel 7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6" style:display-name="ListLabel 7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7" style:display-name="ListLabel 7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8" style:display-name="ListLabel 7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9" style:display-name="ListLabel 7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0" style:display-name="ListLabel 7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1" style:display-name="ListLabel 7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2" style:display-name="ListLabel 7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3" style:display-name="ListLabel 7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4" style:display-name="ListLabel 7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5" style:display-name="ListLabel 7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6" style:display-name="ListLabel 7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7" style:display-name="ListLabel 7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8" style:display-name="ListLabel 7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9" style:display-name="ListLabel 7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0" style:display-name="ListLabel 8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1" style:display-name="ListLabel 8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2" style:display-name="ListLabel 8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3" style:display-name="ListLabel 8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4" style:display-name="ListLabel 8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5" style:display-name="ListLabel 8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6" style:display-name="ListLabel 8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7" style:display-name="ListLabel 8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8" style:display-name="ListLabel 8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9" style:display-name="ListLabel 8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0" style:display-name="ListLabel 8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8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8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0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0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4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4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5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5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5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6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6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6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7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7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7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7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8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8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8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8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9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9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9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9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0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0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0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0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1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1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1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2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2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2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3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3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3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3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4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4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4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5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5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5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6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6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6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6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7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7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7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7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8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8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8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8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9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9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9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9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0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0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0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1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1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1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2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2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2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2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3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3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3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4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4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4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5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5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5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5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6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6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6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6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7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7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7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7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8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8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8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8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9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9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9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0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0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0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1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1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1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1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2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2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2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3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3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3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4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4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4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4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5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5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5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5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6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6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6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6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7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7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7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7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8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8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8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9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9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9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0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0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0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0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1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1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1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2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2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2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3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3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3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3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4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4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4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4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5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5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5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5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6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6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6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6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7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7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7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8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8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8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9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9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9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9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0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0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0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1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1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1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2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2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2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2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3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3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3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3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4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4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4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4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4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4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4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5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5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5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5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6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6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6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6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6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7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7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7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7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7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8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8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8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8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8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8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9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9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9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9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9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9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9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0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0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0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0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0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0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0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3" meta:paragraph-count="463" meta:word-count="4585" meta:character-count="30596" meta:non-whitespace-character-count="26836"/>
    <meta:generator>LibreOfficeDev/6.0.5.2$Linux_X86_64 LibreOffice_project/</meta:generator>
  </office:meta>
</office:document-meta>
</file>